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nsaio_sedimentacao.xml" manifest:media-type="text/xml"/>
  <manifest:file-entry manifest:full-path="Basic/Standard/script-lb.xml" manifest:media-type="text/xml"/>
  <manifest:file-entry manifest:full-path="Basic/Library1/Module1.xml" manifest:media-type="text/xml"/>
  <manifest:file-entry manifest:full-path="Basic/Library1/script-lb.xml" manifest:media-type="text/xml"/>
  <manifest:file-entry manifest:full-path="Basic/script-lc.xml" manifest:media-type="text/xml"/>
  <manifest:file-entry manifest:full-path="Grau2/meta.xml" manifest:media-type="text/xml"/>
  <manifest:file-entry manifest:full-path="Grau2/styles.xml" manifest:media-type="text/xml"/>
  <manifest:file-entry manifest:full-path="Grau2/content.xml" manifest:media-type="text/xml"/>
  <manifest:file-entry manifest:full-path="Grau2/" manifest:media-type="application/vnd.oasis.opendocument.chart"/>
  <manifest:file-entry manifest:full-path="Dialogs/Standard/dialog-lb.xml" manifest:media-type="text/xml"/>
  <manifest:file-entry manifest:full-path="Dialogs/Library1/dialog-lb.xml" manifest:media-type="text/xml"/>
  <manifest:file-entry manifest:full-path="Dialogs/dialog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u4/meta.xml" manifest:media-type="text/xml"/>
  <manifest:file-entry manifest:full-path="Grau4/styles.xml" manifest:media-type="text/xml"/>
  <manifest:file-entry manifest:full-path="Grau4/content.xml" manifest:media-type="text/xml"/>
  <manifest:file-entry manifest:full-path="Grau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Grau4" manifest:media-type="application/x-openoffice-gdimetafile;windows_formatname=&quot;GDIMetaFile&quot;"/>
  <manifest:file-entry manifest:full-path="ObjectReplacements/Grau2" manifest:media-type="application/x-openoffice-gdimetafile;windows_formatname=&quot;GDIMetaFile&quot;"/>
  <manifest:file-entry manifest:full-path="ObjectReplacements/Grau3" manifest:media-type="application/x-openoffice-gdimetafile;windows_formatname=&quot;GDIMetaFile&quot;"/>
  <manifest:file-entry manifest:full-path="Grau3/meta.xml" manifest:media-type="text/xml"/>
  <manifest:file-entry manifest:full-path="Grau3/styles.xml" manifest:media-type="text/xml"/>
  <manifest:file-entry manifest:full-path="Grau3/content.xml" manifest:media-type="text/xml"/>
  <manifest:file-entry manifest:full-path="Grau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3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8.7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9.93mm"/>
    </style:style>
    <style:style style:name="co6" style:family="table-column">
      <style:table-column-properties fo:break-before="auto" style:column-width="18.4mm"/>
    </style:style>
    <style:style style:name="co7" style:family="table-column">
      <style:table-column-properties fo:break-before="auto" style:column-width="24.17mm"/>
    </style:style>
    <style:style style:name="co8" style:family="table-column">
      <style:table-column-properties fo:break-before="auto" style:column-width="9.68mm"/>
    </style:style>
    <style:style style:name="co9" style:family="table-column">
      <style:table-column-properties fo:break-before="auto" style:column-width="50.2mm"/>
    </style:style>
    <style:style style:name="co10" style:family="table-column">
      <style:table-column-properties fo:break-before="auto" style:column-width="26.76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6.61mm"/>
    </style:style>
    <style:style style:name="co14" style:family="table-column">
      <style:table-column-properties fo:break-before="auto" style:column-width="19.31mm"/>
    </style:style>
    <style:style style:name="co15" style:family="table-column">
      <style:table-column-properties fo:break-before="auto" style:column-width="21.96mm"/>
    </style:style>
    <style:style style:name="co16" style:family="table-column">
      <style:table-column-properties fo:break-before="auto" style:column-width="24.87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23.81mm"/>
    </style:style>
    <style:style style:name="co20" style:family="table-column">
      <style:table-column-properties fo:break-before="auto" style:column-width="16.05mm"/>
    </style:style>
    <style:style style:name="co21" style:family="table-column">
      <style:table-column-properties fo:break-before="auto" style:column-width="16.3mm"/>
    </style:style>
    <style:style style:name="co22" style:family="table-column">
      <style:table-column-properties fo:break-before="auto" style:column-width="12.07mm"/>
    </style:style>
    <style:style style:name="co23" style:family="table-column">
      <style:table-column-properties fo:break-before="auto" style:column-width="25.74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22.42mm"/>
    </style:style>
    <style:style style:name="co26" style:family="table-column">
      <style:table-column-properties fo:break-before="auto" style:column-width="47.15mm"/>
    </style:style>
    <style:style style:name="co27" style:family="table-column">
      <style:table-column-properties fo:break-before="auto" style:column-width="16.9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09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15.56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4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true"/>
    </style:style>
    <style:style style:name="ro7" style:family="table-row">
      <style:table-row-properties style:row-height="9.79mm" fo:break-before="auto" style:use-optimal-row-height="false"/>
    </style:style>
    <style:style style:name="ro8" style:family="table-row">
      <style:table-row-properties style:row-height="17.5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cell-protect="protected" style:print-content="true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cell-protect="none" style:print-content="tru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fo:color="#000000" fo:font-size="14pt" style:font-size-asian="14pt" style:font-size-complex="14pt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cell-protect="none" style:print-content="true" style:vertical-align="automatic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style:cell-protect="protected" style:print-content="true" style:vertical-align="automatic"/>
      <style:text-properties fo:font-size="14pt" style:font-size-asian="14pt" style:font-size-complex="14pt"/>
    </style:style>
    <style:style style:name="ce15" style:family="table-cell" style:parent-style-name="Default">
      <style:table-cell-properties style:cell-protect="protected" style:print-content="true"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cell-protect="none" style:print-content="true" style:text-align-source="fix" style:repeat-content="false" style:vertical-align="automatic"/>
      <style:paragraph-properties fo:text-align="start" fo:margin-left="0mm"/>
      <style:text-properties fo:font-size="14pt" style:font-size-asian="14pt" style:font-size-complex="14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cell-protect="none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style:cell-protect="none" style:print-content="true"/>
      <style:text-properties fo:color="#000000" fo:font-size="14pt" style:font-size-asian="14pt" style:font-size-complex="14pt"/>
    </style:style>
    <style:style style:name="ce26" style:family="table-cell" style:parent-style-name="Default" style:data-style-name="N0">
      <style:table-cell-properties style:cell-protect="protected" style:print-content="true"/>
      <style:text-properties fo:color="#000000" fo:font-size="14pt" style:font-size-asian="14pt" style:font-size-complex="14pt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font-size="14pt" style:font-size-asian="14pt" style:font-size-complex="14pt"/>
    </style:style>
    <style:style style:name="ce28" style:family="table-cell" style:parent-style-name="Default" style:data-style-name="N0">
      <style:table-cell-properties style:cell-protect="none" style:print-content="true"/>
    </style:style>
    <style:style style:name="ce29" style:family="table-cell" style:parent-style-name="Default" style:data-style-name="N0">
      <style:table-cell-properties style:cell-protect="none" style:print-content="true" style:text-align-source="fix" style:repeat-content="false" fo:border="0.99pt solid #000000" style:vertical-align="automatic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cell-protect="none" style:print-content="true"/>
      <style:text-properties fo:font-size="13pt" style:font-size-asian="13pt" style:font-size-complex="13pt"/>
    </style:style>
    <style:style style:name="ce31" style:family="table-cell" style:parent-style-name="Default" style:data-style-name="N0">
      <style:table-cell-properties style:cell-protect="none" style:print-content="true"/>
      <style:text-properties fo:color="#000000" fo:font-size="13pt" fo:font-weight="normal" style:font-size-asian="13pt" style:font-size-complex="13pt"/>
    </style:style>
    <style:style style:name="ce32" style:family="table-cell" style:parent-style-name="Default" style:data-style-name="N0">
      <style:table-cell-properties style:cell-protect="none" style:print-content="true"/>
      <style:text-properties fo:color="#000000" fo:font-size="13pt" fo:font-weight="normal" style:font-size-asian="13pt" style:font-weight-asian="bold" style:font-size-complex="13pt" style:font-weight-complex="bold"/>
    </style:style>
    <style:style style:name="ce33" style:family="table-cell" style:parent-style-name="Default" style:data-style-name="N0">
      <style:table-cell-properties style:cell-protect="none" style:print-content="true"/>
      <style:text-properties fo:color="#ff0000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 style:data-style-name="N0">
      <style:table-cell-properties style:cell-protect="none" style:print-content="true" style:text-align-source="fix" style:repeat-content="false" fo:border="0.99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bottom="none" style:cell-protect="none" style:print-content="tru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0">
      <style:table-cell-properties style:cell-protect="none" style:print-content="true"/>
      <style:text-properties fo:font-size="12pt" style:font-size-asian="12pt" style:font-size-complex="12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/>
    </style:style>
    <style:style style:name="T1" style:family="text">
      <style:text-properties fo:color="#000000" style:text-outline="false" style:text-line-through-style="none" style:text-line-through-type="none" fo:font-family="'Segoe UI'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Segoe UI'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6&quot;;&quot;7&quot;;&quot;8&quot;;&quot;9&quot;;&quot;10&quot;)" table:allow-empty-cell="true" table:display-list="unsorted" table:base-cell-address="Dados.A1">
          <table:help-message table:display="true"/>
          <table:error-message table:message-type="stop" table:display="true"/>
        </table:content-validation>
      </table:content-validations>
      <table:table table:name="Dados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ão de pressão 1" form:control-implementation="ooo:com.sun.star.form.component.CommandButton" xml:id="control1" form:id="control1" form:label="GERAR TAS!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Library1.Module1.ensaio_sedimentacao?language=Basic&amp;location=document" xlink:type="simple"/>
              </office:event-listeners>
            </form:button>
          </form:form>
        </office:forms>
        <table:shapes>
          <draw:control draw:z-index="0" draw:text-style-name="P1" svg:width="44.18mm" svg:height="34.43mm" svg:x="281.04mm" svg:y="39.84mm" draw:control="control1"/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009" table:default-cell-style-name="ce6"/>
        <table:table-row table:style-name="ro1">
          <table:table-cell table:style-name="ce1" office:value-type="string" calcext:value-type="string" table:number-columns-spanned="15" table:number-rows-spanned="1">
            <text:p>ENSAIO DE SEDIMENTAÇÃO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style-name="ce2" table:number-columns-repeated="12"/>
          <table:table-cell table:style-name="ce4" table:number-columns-repeated="1012"/>
        </table:table-row>
        <table:table-row table:style-name="ro1">
          <table:table-cell table:style-name="ce3" office:value-type="string" calcext:value-type="string" table:number-columns-spanned="3" table:number-rows-spanned="1">
            <text:p>Profundidade do decantador (m)</text:p>
          </table:table-cell>
          <table:covered-table-cell table:number-columns-repeated="2"/>
          <table:table-cell table:style-name="ce10" office:value-type="float" office:value="3" calcext:value-type="float">
            <text:p>3</text:p>
          </table:table-cell>
          <table:table-cell table:style-name="ce2" table:number-columns-repeated="5"/>
          <table:table-cell table:style-name="ce14"/>
          <table:table-cell table:style-name="ce3" office:value-type="string" calcext:value-type="string" table:number-columns-spanned="4" table:number-rows-spanned="1">
            <text:p>Quantidade de Curvas de remoção</text:p>
          </table:table-cell>
          <table:covered-table-cell table:number-columns-repeated="3"/>
          <table:table-cell table:content-validation-name="val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3" table:number-rows-spanned="1">
            <text:p>Eficiência de remoção de SST (%)</text:p>
          </table:table-cell>
          <table:covered-table-cell table:number-columns-repeated="2"/>
          <table:table-cell table:style-name="ce11" office:value-type="float" office:value="90" calcext:value-type="float">
            <text:p>90</text:p>
          </table:table-cell>
          <table:table-cell table:style-name="ce2" table:number-columns-repeated="8"/>
          <table:table-cell table:style-name="ce4" table:number-columns-repeated="3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4" table:number-columns-repeated="10"/>
          <table:table-cell table:style-name="ce15" office:value-type="string" calcext:value-type="string">
            <text:p>Curva 1 (%)</text:p>
          </table:table-cell>
          <table:table-cell table:style-name="ce19" office:value-type="float" office:value="30" calcext:value-type="float">
            <text:p>30</text:p>
          </table:table-cell>
          <table:table-cell table:style-name="ce4"/>
          <table:table-cell table:style-name="ce21"/>
          <table:table-cell table:style-name="ce4" table:number-columns-repeated="3"/>
          <table:table-cell table:style-name="ce26" table:number-columns-repeated="2"/>
          <table:table-cell table:style-name="ce4" table:number-columns-repeated="1005"/>
        </table:table-row>
        <table:table-row table:style-name="ro1">
          <table:table-cell table:style-name="ce5" office:value-type="string" calcext:value-type="string" table:number-columns-spanned="1" table:number-rows-spanned="2">
            <office:annotation draw:style-name="gr1" draw:text-style-name="P3" svg:width="29.9mm" svg:height="18.79mm" svg:x="13.34mm" svg:y="24.96mm" draw:caption-point-x="4.39mm" draw:caption-point-y="9.27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Intervalos devem ser equidistantes e em ordem crescente</text:span></text:p>
            </office:annotation>
            <text:p>Tempo (min)</text:p>
          </table:table-cell>
          <table:table-cell table:style-name="ce3" office:value-type="string" calcext:value-type="string" table:number-columns-spanned="3" table:number-rows-spanned="1">
            <text:p>mg/L SST</text:p>
          </table:table-cell>
          <table:covered-table-cell table:number-columns-repeated="2"/>
          <table:table-cell table:style-name="ce4"/>
          <table:table-cell table:style-name="ce12" office:value-type="string" calcext:value-type="string" table:number-columns-spanned="1" table:number-rows-spanned="2">
            <text:p>Tempo</text:p>
            <text:p>(min)</text:p>
          </table:table-cell>
          <table:table-cell table:style-name="ce3" office:value-type="string" calcext:value-type="string" table:number-columns-spanned="3" table:number-rows-spanned="1">
            <text:p>Eficiência (%)</text:p>
          </table:table-cell>
          <table:covered-table-cell table:number-columns-repeated="2"/>
          <table:table-cell table:style-name="ce4"/>
          <table:table-cell table:style-name="ce15" office:value-type="string" calcext:value-type="string">
            <text:p>Curva 2 (%)</text:p>
          </table:table-cell>
          <table:table-cell table:style-name="ce20" office:value-type="float" office:value="40" calcext:value-type="float">
            <text:p>4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h1 = 1 m</text:p>
          </table:table-cell>
          <table:table-cell table:style-name="ce7" office:value-type="string" calcext:value-type="string">
            <text:p>h2 = 2 m</text:p>
          </table:table-cell>
          <table:table-cell table:style-name="ce7" office:value-type="string" calcext:value-type="string">
            <text:p>h3 = 3 m</text:p>
          </table:table-cell>
          <table:table-cell table:style-name="ce4"/>
          <table:covered-table-cell/>
          <table:table-cell table:style-name="ce7" office:value-type="string" calcext:value-type="string">
            <text:p>h1 = 1 m</text:p>
          </table:table-cell>
          <table:table-cell table:style-name="ce7" office:value-type="string" calcext:value-type="string">
            <text:p>h2 = 2 m</text:p>
          </table:table-cell>
          <table:table-cell table:style-name="ce7" office:value-type="string" calcext:value-type="string">
            <text:p>h3 = 3 m</text:p>
          </table:table-cell>
          <table:table-cell table:style-name="ce4"/>
          <table:table-cell table:style-name="ce15" office:value-type="string" calcext:value-type="string">
            <text:p>Curva 3 (%)</text:p>
          </table:table-cell>
          <table:table-cell table:style-name="ce21" office:value-type="float" office:value="50" calcext:value-type="float">
            <text:p>5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350" calcext:value-type="float">
            <text:p>350</text:p>
          </table:table-cell>
          <table:table-cell table:style-name="ce4"/>
          <table:table-cell table:number-columns-repeated="4" table:style-name="ce7" office:value-type="float" office:value="0" calcext:value-type="float">
            <text:p>0</text:p>
          </table:table-cell>
          <table:table-cell table:style-name="ce4"/>
          <table:table-cell table:style-name="ce15" office:value-type="string" calcext:value-type="string">
            <text:p>Curva 4 (%)</text:p>
          </table:table-cell>
          <table:table-cell table:style-name="ce21" office:value-type="float" office:value="60" calcext:value-type="float">
            <text:p>6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273" calcext:value-type="float">
            <text:p>273</text:p>
          </table:table-cell>
          <table:table-cell table:style-name="ce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7.14" calcext:value-type="float">
            <text:p>27,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4"/>
          <table:table-cell table:style-name="ce15" office:value-type="string" calcext:value-type="string">
            <text:p>Curva 5 (%)</text:p>
          </table:table-cell>
          <table:table-cell table:style-name="ce19" office:value-type="float" office:value="70" calcext:value-type="float">
            <text:p>70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45" calcext:value-type="float">
            <text:p>245</text:p>
          </table:table-cell>
          <table:table-cell table:style-name="ce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37.14" calcext:value-type="float">
            <text:p>37,14</text:p>
          </table:table-cell>
          <table:table-cell table:style-name="ce7" office:value-type="float" office:value="31.14" calcext:value-type="float">
            <text:p>31,14</text:p>
          </table:table-cell>
          <table:table-cell table:style-name="ce7" office:value-type="float" office:value="30" calcext:value-type="float">
            <text:p>30</text:p>
          </table:table-cell>
          <table:table-cell table:style-name="ce4"/>
          <table:table-cell table:style-name="ce15" office:value-type="string" calcext:value-type="string">
            <text:p>Curva 6 (%)</text:p>
          </table:table-cell>
          <table:table-cell table:style-name="ce19" office:value-type="float" office:value="85" calcext:value-type="float">
            <text:p>85</text:p>
          </table:table-cell>
          <table:table-cell table:style-name="ce4"/>
          <table:table-cell table:style-name="ce21"/>
          <table:table-cell table:style-name="ce4"/>
          <table:table-cell table:number-columns-repeated="2"/>
          <table:table-cell table:style-name="ce25" table:number-columns-repeated="2"/>
          <table:table-cell table:number-columns-repeated="100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7" calcext:value-type="float">
            <text:p>217</text:p>
          </table:table-cell>
          <table:table-cell table:style-name="ce4"/>
          <table:table-cell table:style-name="ce7" office:value-type="float" office:value="30" calcext:value-type="float">
            <text:p>30</text:p>
          </table:table-cell>
          <table:table-cell table:style-name="ce7" office:value-type="float" office:value="59.14" calcext:value-type="float">
            <text:p>59,14</text:p>
          </table:table-cell>
          <table:table-cell table:style-name="ce7" office:value-type="float" office:value="45.14" calcext:value-type="float">
            <text:p>45,14</text:p>
          </table:table-cell>
          <table:table-cell table:style-name="ce7" office:value-type="float" office:value="38" calcext:value-type="float">
            <text:p>38</text:p>
          </table:table-cell>
          <table:table-cell table:style-name="ce4"/>
          <table:table-cell table:style-name="ce15" office:value-type="string" calcext:value-type="string">
            <text:p>Curva 7 (%)</text:p>
          </table:table-cell>
          <table:table-cell table:style-name="ce19"/>
          <table:table-cell table:style-name="ce4"/>
          <table:table-cell table:style-name="ce21"/>
          <table:table-cell table:style-name="ce4"/>
          <table:table-cell table:number-columns-repeated="1009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8" calcext:value-type="float">
            <text:p>168</text:p>
          </table:table-cell>
          <table:table-cell table:style-name="ce4"/>
          <table:table-cell table:style-name="ce7" office:value-type="float" office:value="40" calcext:value-type="float">
            <text:p>40</text:p>
          </table:table-cell>
          <table:table-cell table:style-name="ce7" office:value-type="float" office:value="65.14" calcext:value-type="float">
            <text:p>65,14</text:p>
          </table:table-cell>
          <table:table-cell table:style-name="ce7" office:value-type="float" office:value="53.14" calcext:value-type="float">
            <text:p>53,14</text:p>
          </table:table-cell>
          <table:table-cell table:style-name="ce7" office:value-type="float" office:value="52" calcext:value-type="float">
            <text:p>52</text:p>
          </table:table-cell>
          <table:table-cell table:style-name="ce4"/>
          <table:table-cell table:style-name="ce15" office:value-type="string" calcext:value-type="string">
            <text:p>Curva 8 (%)</text:p>
          </table:table-cell>
          <table:table-cell table:style-name="ce19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6" calcext:value-type="float">
            <text:p>136</text:p>
          </table:table-cell>
          <table:table-cell table:style-name="ce4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1.14" calcext:value-type="float">
            <text:p>61,14</text:p>
          </table:table-cell>
          <table:table-cell table:style-name="ce4"/>
          <table:table-cell table:style-name="ce15" office:value-type="string" calcext:value-type="string">
            <text:p>Curva 9 (%)</text:p>
          </table:table-cell>
          <table:table-cell table:style-name="ce19"/>
          <table:table-cell table:style-name="ce4" table:number-columns-repeated="3"/>
          <table:table-cell table:number-columns-repeated="1009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1" calcext:value-type="float">
            <text:p>91</text:p>
          </table:table-cell>
          <table:table-cell table:style-name="ce4"/>
          <table:table-cell table:style-name="ce7" office:value-type="float" office:value="60" calcext:value-type="float">
            <text:p>60</text:p>
          </table:table-cell>
          <table:table-cell table:style-name="ce7" office:value-type="float" office:value="89.14" calcext:value-type="float">
            <text:p>89,1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4" calcext:value-type="float">
            <text:p>74</text:p>
          </table:table-cell>
          <table:table-cell table:style-name="ce4"/>
          <table:table-cell table:style-name="ce15" office:value-type="string" calcext:value-type="string">
            <text:p>Curva 10 (%)</text:p>
          </table:table-cell>
          <table:table-cell table:style-name="ce19"/>
          <table:table-cell table:style-name="ce4" table:number-columns-repeated="3"/>
          <table:table-cell table:number-columns-repeated="2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6" calcext:value-type="float">
            <text:p>66</text:p>
          </table:table-cell>
          <table:table-cell table:style-name="ce4"/>
          <table:table-cell table:style-name="ce7" office:value-type="float" office:value="70" calcext:value-type="float">
            <text:p>70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1.14" calcext:value-type="float">
            <text:p>81,14</text:p>
          </table:table-cell>
          <table:table-cell table:style-name="ce4" table:number-columns-repeated="2"/>
          <table:table-cell table:style-name="ce22"/>
          <table:table-cell table:style-name="ce4" table:number-columns-repeated="5"/>
          <table:table-cell table:style-name="ce22"/>
          <table:table-cell table:style-name="ce27"/>
          <table:table-cell table:style-name="ce4" table:number-columns-repeated="1005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4"/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1.14" calcext:value-type="float">
            <text:p>91,14</text:p>
          </table:table-cell>
          <table:table-cell table:style-name="ce7" office:value-type="float" office:value="88" calcext:value-type="float">
            <text:p>88</text:p>
          </table:table-cell>
          <table:table-cell table:style-name="ce4"/>
          <table:table-cell table:style-name="ce16" office:value-type="string" calcext:value-type="string">
            <text:p>Curva de % de remoção</text:p>
          </table:table-cell>
          <table:table-cell table:style-name="ce23" office:value-type="string" calcext:value-type="string">
            <text:p>Tempo (min)</text:p>
          </table:table-cell>
          <table:table-cell table:style-name="ce16" office:value-type="string" calcext:value-type="string">
            <text:p>Vs (m/h)</text:p>
          </table:table-cell>
          <table:table-cell table:style-name="ce23" office:value-type="string" calcext:value-type="string">
            <text:p>Rt, %</text:p>
          </table:table-cell>
          <table:table-cell table:number-columns-repeated="3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8"/>
          <table:table-cell table:style-name="ce7" table:number-columns-repeated="3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30" calcext:value-type="float">
            <text:p>30</text:p>
          </table:table-cell>
          <table:table-cell table:style-name="ce17" office:value-type="float" office:value="20" calcext:value-type="float">
            <text:p>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0.7703477735024" calcext:value-type="float">
            <text:p>40,7703477735024</text:p>
          </table:table-cell>
          <table:table-cell table:number-columns-repeated="3"/>
          <table:table-cell table:style-name="ce18" table:number-columns-repeated="2"/>
          <table:table-cell table:number-columns-repeated="1005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40" calcext:value-type="float">
            <text:p>40</text:p>
          </table:table-cell>
          <table:table-cell table:style-name="ce17" office:value-type="float" office:value="31.4286" calcext:value-type="float">
            <text:p>31,4286</text:p>
          </table:table-cell>
          <table:table-cell table:style-name="ce7" office:value-type="float" office:value="5.72726752066589" calcext:value-type="float">
            <text:p>5,72726752066589</text:p>
          </table:table-cell>
          <table:table-cell table:style-name="ce7" office:value-type="float" office:value="51.2105476017148" calcext:value-type="float">
            <text:p>51,2105476017148</text:p>
          </table:table-cell>
          <table:table-cell table:number-columns-repeated="1010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50" calcext:value-type="float">
            <text:p>50</text:p>
          </table:table-cell>
          <table:table-cell table:style-name="ce17" office:value-type="float" office:value="38.5714" calcext:value-type="float">
            <text:p>38,5714</text:p>
          </table:table-cell>
          <table:table-cell table:style-name="ce7" office:value-type="float" office:value="4.66667012345935" calcext:value-type="float">
            <text:p>4,66667012345935</text:p>
          </table:table-cell>
          <table:table-cell table:style-name="ce7" office:value-type="float" office:value="61.4856696055434" calcext:value-type="float">
            <text:p>61,4856696055434</text:p>
          </table:table-cell>
          <table:table-cell table:number-columns-repeated="1010"/>
        </table:table-row>
        <table:table-row table:style-name="ro1">
          <table:table-cell table:style-name="ce7" table:number-columns-repeated="4"/>
          <table:table-cell table:style-name="ce4"/>
          <table:table-cell table:style-name="ce7" table:number-columns-repeated="4"/>
          <table:table-cell table:style-name="ce4"/>
          <table:table-cell table:style-name="ce7" office:value-type="float" office:value="60" calcext:value-type="float">
            <text:p>60</text:p>
          </table:table-cell>
          <table:table-cell table:style-name="ce17" office:value-type="float" office:value="48.7527" calcext:value-type="float">
            <text:p>48,7527</text:p>
          </table:table-cell>
          <table:table-cell table:style-name="ce7" office:value-type="float" office:value="3.69210320659164" calcext:value-type="float">
            <text:p>3,69210320659164</text:p>
          </table:table-cell>
          <table:table-cell table:style-name="ce7" office:value-type="float" office:value="73.0244198429799" calcext:value-type="float">
            <text:p>73,0244198429799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7" office:value-type="float" office:value="70" calcext:value-type="float">
            <text:p>70</text:p>
          </table:table-cell>
          <table:table-cell table:style-name="ce17" office:value-type="float" office:value="56.8896" calcext:value-type="float">
            <text:p>56,8896</text:p>
          </table:table-cell>
          <table:table-cell table:style-name="ce7" office:value-type="float" office:value="3.16402294971313" calcext:value-type="float">
            <text:p>3,16402294971313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3"/>
          <table:table-cell/>
          <table:table-cell table:style-name="ce4"/>
          <table:table-cell table:style-name="ce7" office:value-type="float" office:value="85" calcext:value-type="float">
            <text:p>85</text:p>
          </table:table-cell>
          <table:table-cell table:style-name="ce7" office:value-type="float" office:value="75.6268" calcext:value-type="float">
            <text:p>75,6268</text:p>
          </table:table-cell>
          <table:table-cell table:style-name="ce7" office:value-type="float" office:value="2.38010863873653" calcext:value-type="float">
            <text:p>2,3801086387365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7" table:number-columns-repeated="4"/>
          <table:table-cell table:style-name="ce18" table:number-columns-repeated="2"/>
          <table:table-cell table:number-columns-repeated="1008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17" table:number-columns-repeated="4"/>
          <table:table-cell table:style-name="ce24" table:number-columns-repeated="2"/>
          <table:table-cell table:number-columns-repeated="1008"/>
        </table:table-row>
        <table:table-row table:style-name="ro1" table:number-rows-repeated="2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7" table:number-columns-repeated="4"/>
          <table:table-cell table:style-name="ce18" table:number-columns-repeated="2"/>
          <table:table-cell table:number-columns-repeated="1008"/>
        </table:table-row>
        <table:table-row table:style-name="ro1" table:number-rows-repeated="2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9" table:number-columns-repeated="4"/>
          <table:table-cell table:style-name="ce18" table:number-columns-repeated="2"/>
          <table:table-cell table:number-columns-repeated="1008"/>
        </table:table-row>
        <table:table-row table:style-name="ro1">
          <table:table-cell table:style-name="ce9" table:number-columns-repeated="2"/>
          <table:table-cell/>
          <table:table-cell table:style-name="ce9"/>
          <table:table-cell table:style-name="ce4"/>
          <table:table-cell table:style-name="ce9" table:number-columns-repeated="4"/>
          <table:table-cell table:style-name="ce4"/>
          <table:table-cell table:style-name="ce18" table:number-columns-repeated="6"/>
          <table:table-cell table:number-columns-repeated="1008"/>
        </table:table-row>
        <table:table-row table:style-name="ro1" table:number-rows-repeated="2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style-name="ce18" table:number-columns-repeated="6"/>
          <table:table-cell table:number-columns-repeated="1008"/>
        </table:table-row>
        <table:table-row table:style-name="ro1">
          <table:table-cell table:style-name="ce9" table:number-columns-repeated="4"/>
          <table:table-cell table:style-name="ce4"/>
          <table:table-cell table:style-name="ce9" table:number-columns-repeated="4"/>
          <table:table-cell table:style-name="ce4"/>
          <table:table-cell table:number-columns-repeated="1014"/>
        </table:table-row>
        <table:table-row table:style-name="ro1" table:number-rows-repeated="6">
          <table:table-cell table:style-name="ce9" table:number-columns-repeated="4"/>
          <table:table-cell table:style-name="ce4"/>
          <table:table-cell/>
          <table:table-cell table:style-name="ce9" table:number-columns-repeated="3"/>
          <table:table-cell table:style-name="ce4"/>
          <table:table-cell table:number-columns-repeated="1014"/>
        </table:table-row>
        <table:table-row table:style-name="ro1">
          <table:table-cell table:style-name="ce9" table:number-columns-repeated="4"/>
          <table:table-cell table:style-name="ce4"/>
          <table:table-cell/>
          <table:table-cell table:style-name="ce13"/>
          <table:table-cell table:style-name="ce9" table:number-columns-repeated="2"/>
          <table:table-cell table:style-name="ce4"/>
          <table:table-cell table:number-columns-repeated="1014"/>
        </table:table-row>
        <table:table-row table:style-name="ro1" table:number-rows-repeated="2">
          <table:table-cell table:style-name="ce9" table:number-columns-repeated="4"/>
          <table:table-cell table:style-name="ce4"/>
          <table:table-cell/>
          <table:table-cell table:style-name="ce9" table:number-columns-repeated="3"/>
          <table:table-cell table:style-name="ce4"/>
          <table:table-cell table:number-columns-repeated="1014"/>
        </table:table-row>
        <table:table-row table:style-name="ro1" table:number-rows-repeated="4">
          <table:table-cell table:style-name="ce9" table:number-columns-repeated="4"/>
          <table:table-cell table:style-name="ce4"/>
          <table:table-cell/>
          <table:table-cell table:style-name="ce9" table:number-columns-repeated="2"/>
          <table:table-cell/>
          <table:table-cell table:style-name="ce4"/>
          <table:table-cell table:number-columns-repeated="1014"/>
        </table:table-row>
        <table:table-row table:style-name="ro1" table:number-rows-repeated="43">
          <table:table-cell table:style-name="ce9"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12">
          <table:table-cell table:number-columns-repeated="4"/>
          <table:table-cell table:style-name="ce4"/>
          <table:table-cell table:number-columns-repeated="4"/>
          <table:table-cell table:style-name="ce4"/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" table:style-name="ta2">
        <office:forms form:automatic-focus="false" form:apply-design-mode="false"/>
        <table:shapes>
          <draw:frame draw:z-index="0" draw:style-name="gr2" draw:text-style-name="P4" svg:width="159.99mm" svg:height="89.97mm" svg:x="109.72mm" svg:y="45.57mm">
            <loext:p draw:notify-on-update-of-ranges="Gráfico.A3:Gráfico.A6 Gráfico.A1:Gráfico.A1 Gráfico.B3:Gráfico.B6 Gráfico.D3:Gráfico.D6 Gráfico.D1:Gráfico.D1 Gráfico.E3:Gráfico.E6 Gráfico.G3:Gráfico.G6 Gráfico.G1:Gráfico.G1 Gráfico.H3:Gráfico.H6 Gráfico.J3:Gráfico.J6 Gráfico.J1:Gráfico.J1 Gráfico.K3:Gráfico.K6 Gráfico.M3:Gráfico.M6 Gráfico.M1:Gráfico.M1 Gráfico.N3:Gráfico.N6 Gráfico.P3:Gráfico.P6 Gráfico.P1:Gráfico.P1 Gráfico.Q3:Gráfico.Q6 Gráfico.S3:Gráfico.S6 Gráfico.S1:Gráfico.S1 Gráfico.T3:Gráfico.T6 Gráfico.V3:Gráfico.V6 Gráfico.V1:Gráfico.V1 Gráfico.W3:Gráfico.W6 Gráfico.Y3:Gráfico.Y6 Gráfico.Y1:Gráfico.Y1 Gráfico.Z3:Gráfico.Z6 Gráfico.AB3:Gráfico.AB6 Gráfico.AB1:Gráfico.AB1 Gráfico.AC3:Gráfico.A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number-columns-repeated="7" table:default-cell-style-name="ce6"/>
        <table:table-column table:style-name="co19" table:default-cell-style-name="ce6"/>
        <table:table-column table:style-name="co14" table:number-columns-repeated="1009" table:default-cell-style-name="ce6"/>
        <table:table-row table:style-name="ro1">
          <table:table-cell office:value-type="string" calcext:value-type="string">
            <text:p>Curva 30</text:p>
          </table:table-cell>
          <table:table-cell table:number-columns-repeated="2"/>
          <table:table-cell office:value-type="string" calcext:value-type="string">
            <text:p>Curva 40</text:p>
          </table:table-cell>
          <table:table-cell table:number-columns-repeated="2"/>
          <table:table-cell office:value-type="string" calcext:value-type="string">
            <text:p>Curva 50</text:p>
          </table:table-cell>
          <table:table-cell table:number-columns-repeated="2"/>
          <table:table-cell office:value-type="string" calcext:value-type="string">
            <text:p>Curva 60</text:p>
          </table:table-cell>
          <table:table-cell table:number-columns-repeated="2"/>
          <table:table-cell office:value-type="string" calcext:value-type="string">
            <text:p>Curva 70</text:p>
          </table:table-cell>
          <table:table-cell table:number-columns-repeated="2"/>
          <table:table-cell office:value-type="string" calcext:value-type="string">
            <text:p>Curva 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.3" calcext:value-type="float">
            <text:p>21,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.8455" calcext:value-type="float">
            <text:p>25,84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1.4333" calcext:value-type="float">
            <text:p>31,433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3.2705" calcext:value-type="float">
            <text:p>43,270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5.4705" calcext:value-type="float">
            <text:p>55,4705</text:p>
          </table:table-cell>
          <table:table-cell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office:value-type="float" office:value="18.4034" calcext:value-type="float">
            <text:p>18,403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6.3286" calcext:value-type="float">
            <text:p>26,328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.075" calcext:value-type="float">
            <text:p>36,0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4.0688" calcext:value-type="float">
            <text:p>44,0688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68.75" calcext:value-type="float">
            <text:p>68,75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.4286" calcext:value-type="float">
            <text:p>31,4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.5714" calcext:value-type="float">
            <text:p>38,5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.7527" calcext:value-type="float">
            <text:p>48,7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.8896" calcext:value-type="float">
            <text:p>56,8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.6268" calcext:value-type="float">
            <text:p>75,626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t 30</text:p>
          </table:table-cell>
          <table:table-cell office:value-type="float" office:value="40.7703477735024" calcext:value-type="float">
            <text:p>40,7703477735024</text:p>
          </table:table-cell>
          <table:table-cell table:number-columns-repeated="3"/>
          <table:table-cell office:value-type="string" calcext:value-type="string">
            <text:p>X = 20</text:p>
          </table:table-cell>
          <table:table-cell office:value-type="string" calcext:value-type="string">
            <text:p>X = 31,4286</text:p>
          </table:table-cell>
          <table:table-cell office:value-type="string" calcext:value-type="string">
            <text:p>X = 38,5714</text:p>
          </table:table-cell>
          <table:table-cell office:value-type="string" calcext:value-type="string">
            <text:p>X = 48,7527</text:p>
          </table:table-cell>
          <table:table-cell office:value-type="string" calcext:value-type="string">
            <text:p>X = 56,8896</text:p>
          </table:table-cell>
          <table:table-cell office:value-type="string" calcext:value-type="string">
            <text:p>X = 75,62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t 40</text:p>
          </table:table-cell>
          <table:table-cell office:value-type="float" office:value="51.2105476017148" calcext:value-type="float">
            <text:p>51,2105476017148</text:p>
          </table:table-cell>
          <table:table-cell table:number-columns-repeated="2"/>
          <table:table-cell table:style-name="ce4" office:value-type="string" calcext:value-type="string">
            <text:p>30 p/ 40</text:p>
          </table:table-cell>
          <table:table-cell office:value-type="float" office:value="2.06103286384976" calcext:value-type="float">
            <text:p>2,06103286384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t 50</text:p>
          </table:table-cell>
          <table:table-cell office:value-type="float" office:value="61.4856696055434" calcext:value-type="float">
            <text:p>61,4856696055434</text:p>
          </table:table-cell>
          <table:table-cell table:number-columns-repeated="2"/>
          <table:table-cell table:style-name="ce4" office:value-type="string" calcext:value-type="string">
            <text:p>40 p/ 50</text:p>
          </table:table-cell>
          <table:table-cell office:value-type="float" office:value="0.165138036306936" calcext:value-type="float">
            <text:p>0,165138036306936</text:p>
          </table:table-cell>
          <table:table-cell office:value-type="float" office:value="1.45421574857031" calcext:value-type="float">
            <text:p>1,45421574857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 60</text:p>
          </table:table-cell>
          <table:table-cell office:value-type="float" office:value="73.0244198429799" calcext:value-type="float">
            <text:p>73,0244198429799</text:p>
          </table:table-cell>
          <table:table-cell table:number-columns-repeated="2"/>
          <table:table-cell table:style-name="ce4" office:value-type="string" calcext:value-type="string">
            <text:p>50 p/ 60</text:p>
          </table:table-cell>
          <table:table-cell office:value-type="float" office:value="0.137561192878393" calcext:value-type="float">
            <text:p>0,137561192878393</text:p>
          </table:table-cell>
          <table:table-cell office:value-type="float" office:value="0.545933774387825" calcext:value-type="float">
            <text:p>0,545933774387825</text:p>
          </table:table-cell>
          <table:table-cell office:value-type="float" office:value="1.43507577856041" calcext:value-type="float">
            <text:p>1,435075778560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 7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ce4" office:value-type="string" calcext:value-type="string">
            <text:p>60 p/ 70</text:p>
          </table:table-cell>
          <table:table-cell office:value-type="float" office:value="0.174059242863498" calcext:value-type="float">
            <text:p>0,174059242863498</text:p>
          </table:table-cell>
          <table:table-cell office:value-type="float" office:value="0.273521916012987" calcext:value-type="float">
            <text:p>0,273521916012987</text:p>
          </table:table-cell>
          <table:table-cell office:value-type="float" office:value="0.673522458113541" calcext:value-type="float">
            <text:p>0,673522458113541</text:p>
          </table:table-cell>
          <table:table-cell office:value-type="float" office:value="1.18534809421205" calcext:value-type="float">
            <text:p>1,185348094212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 8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70 p/ 85</text:p>
          </table:table-cell>
          <table:table-cell office:value-type="float" office:value="0.101656658981571" calcext:value-type="float">
            <text:p>0,101656658981571</text:p>
          </table:table-cell>
          <table:table-cell office:value-type="float" office:value="0.159746323623408" calcext:value-type="float">
            <text:p>0,159746323623408</text:p>
          </table:table-cell>
          <table:table-cell office:value-type="float" office:value="0.196051982812087" calcext:value-type="float">
            <text:p>0,196051982812087</text:p>
          </table:table-cell>
          <table:table-cell office:value-type="float" office:value="0.935757718787651" calcext:value-type="float">
            <text:p>0,935757718787651</text:p>
          </table:table-cell>
          <table:table-cell office:value-type="float" office:value="1.89313603674837" calcext:value-type="float">
            <text:p>1,8931360367483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" office:value-type="string" calcext:value-type="string">
            <text:p>85 p/ 100</text:p>
          </table:table-cell>
          <table:table-cell office:value-type="float" office:value="0.360552005119838" calcext:value-type="float">
            <text:p>0,360552005119838</text:p>
          </table:table-cell>
          <table:table-cell office:value-type="float" office:value="0.566582237405468" calcext:value-type="float">
            <text:p>0,566582237405468</text:p>
          </table:table-cell>
          <table:table-cell office:value-type="float" office:value="0.695349780513967" calcext:value-type="float">
            <text:p>0,695349780513967</text:p>
          </table:table-cell>
          <table:table-cell office:value-type="float" office:value="0.878894187000297" calcext:value-type="float">
            <text:p>0,878894187000297</text:p>
          </table:table-cell>
          <table:table-cell office:value-type="float" office:value="1.10686396325163" calcext:value-type="float">
            <text:p>1,10686396325163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º_Grau" table:style-name="ta1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2º_Grau.R3:2º_Grau.R3 2º_Grau.R4:2º_Grau.R14 2º_Grau.S3:2º_Grau.S3 2º_Grau.S4:2º_Grau.S14"/>
            <draw:object xlink:href="./Grau2" xlink:type="simple" xlink:show="embed" xlink:actuate="onLoad"/>
            <draw:image xlink:href="./ObjectReplacements/Grau2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0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2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5"/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9" calcext:value-type="float">
            <text:p>9</text:p>
          </table:table-cell>
          <table:table-cell table:style-name="ce30" office:value-type="float" office:value="40.7703477735024" calcext:value-type="float">
            <text:p>40,7703477735024</text:p>
          </table:table-cell>
          <table:table-cell table:style-name="ce30" table:number-columns-repeated="1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0.7703477735025" calcext:value-type="float">
            <text:p>40,770347773502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5.72726752066589" calcext:value-type="float">
            <text:p>5,72726752066589</text:p>
          </table:table-cell>
          <table:table-cell table:style-name="ce30" office:value-type="float" office:value="51.2105476017148" calcext:value-type="float">
            <text:p>51,2105476017148</text:p>
          </table:table-cell>
          <table:table-cell table:style-name="ce30" table:number-columns-repeated="15"/>
          <table:table-cell table:style-name="ce31" office:value-type="float" office:value="5.72726752066589" calcext:value-type="float">
            <text:p>5,72726752066589</text:p>
          </table:table-cell>
          <table:table-cell table:style-name="ce31" office:value-type="float" office:value="50.0902860126746" calcext:value-type="float">
            <text:p>50,0902860126746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66667012345935" calcext:value-type="float">
            <text:p>4,66667012345935</text:p>
          </table:table-cell>
          <table:table-cell table:style-name="ce30" office:value-type="float" office:value="61.4856696055434" calcext:value-type="float">
            <text:p>61,4856696055434</text:p>
          </table:table-cell>
          <table:table-cell table:style-name="ce30" table:number-columns-repeated="15"/>
          <table:table-cell table:style-name="ce32" office:value-type="float" office:value="4.66667012345935" calcext:value-type="float">
            <text:p>4,66667012345935</text:p>
          </table:table-cell>
          <table:table-cell table:style-name="ce32" office:value-type="float" office:value="61.4856696055435" calcext:value-type="float">
            <text:p>61,4856696055435</text:p>
          </table:table-cell>
          <table:table-cell table:style-name="ce33" table:number-columns-repeated="523"/>
          <table:table-cell table:style-name="ce30" table:number-columns-repeated="482"/>
        </table:table-row>
        <table:table-row table:style-name="ro4">
          <table:table-cell table:style-name="ce30" office:value-type="float" office:value="3.69210320659164" calcext:value-type="float">
            <text:p>3,69210320659164</text:p>
          </table:table-cell>
          <table:table-cell table:style-name="ce30" office:value-type="float" office:value="73.0244198429799" calcext:value-type="float">
            <text:p>73,0244198429799</text:p>
          </table:table-cell>
          <table:table-cell table:style-name="ce30" table:number-columns-repeated="15"/>
          <table:table-cell table:style-name="ce31" office:value-type="float" office:value="3.69210320659164" calcext:value-type="float">
            <text:p>3,69210320659164</text:p>
          </table:table-cell>
          <table:table-cell table:style-name="ce31" office:value-type="float" office:value="75.571037856449" calcext:value-type="float">
            <text:p>75,571037856449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3.16402294971313" calcext:value-type="float">
            <text:p>3,16402294971313</text:p>
          </table:table-cell>
          <table:table-cell table:style-name="ce30" office:value-type="float" office:value="85" calcext:value-type="float">
            <text:p>85</text:p>
          </table:table-cell>
          <table:table-cell table:style-name="ce30" table:number-columns-repeated="15"/>
          <table:table-cell table:style-name="ce31" office:value-type="float" office:value="3.16402294971313" calcext:value-type="float">
            <text:p>3,16402294971313</text:p>
          </table:table-cell>
          <table:table-cell table:style-name="ce31" office:value-type="float" office:value="84.6493708308265" calcext:value-type="float">
            <text:p>84,649370830826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38010863873653" calcext:value-type="float">
            <text:p>2,3801086387365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2.87751294971125" calcext:value-type="float">
            <text:p>2,87751294971125</text:p>
          </table:table-cell>
          <table:table-cell table:style-name="ce31" office:value-type="float" office:value="90.0001207455416" calcext:value-type="float">
            <text:p>90,0001207455416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2.38010863873653" calcext:value-type="float">
            <text:p>2,38010863873653</text:p>
          </table:table-cell>
          <table:table-cell table:style-name="ce31" office:value-type="float" office:value="100" calcext:value-type="float">
            <text:p>100</text:p>
          </table:table-cell>
          <table:table-cell table:style-name="ce30" table:number-columns-repeated="1005"/>
        </table:table-row>
        <table:table-row table:style-name="ro4" table:number-rows-repeated="4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3" table:number-columns-repeated="2"/>
          <table:table-cell table:style-name="ce30" table:number-columns-repeated="1005"/>
        </table:table-row>
        <table:table-row table:style-name="ro4" table:number-rows-repeated="2">
          <table:table-cell table:style-name="ce30"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º_Grau" table:style-name="ta3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3º_Grau.R3:3º_Grau.R3 3º_Grau.R4:3º_Grau.R14 3º_Grau.S3:3º_Grau.S3 3º_Grau.S4:3º_Grau.S14"/>
            <draw:object xlink:href="./Grau3" xlink:type="simple" xlink:show="embed" xlink:actuate="onLoad"/>
            <draw:image xlink:href="./ObjectReplacements/Grau3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1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3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5"/>
          <table:table-cell table:style-name="ce29" office:value-type="string" calcext:value-type="string">
            <text:p>Vs (m/h)</text:p>
          </table:table-cell>
          <table:table-cell table:style-name="ce29" office:value-type="string" calcext:value-type="string">
            <text:p>Rt (%)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9" calcext:value-type="float">
            <text:p>9</text:p>
          </table:table-cell>
          <table:table-cell table:style-name="ce30" office:value-type="float" office:value="40.7703477735024" calcext:value-type="float">
            <text:p>40,7703477735024</text:p>
          </table:table-cell>
          <table:table-cell table:style-name="ce30" table:number-columns-repeated="1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0.7703477735021" calcext:value-type="float">
            <text:p>40,7703477735021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5.72726752066589" calcext:value-type="float">
            <text:p>5,72726752066589</text:p>
          </table:table-cell>
          <table:table-cell table:style-name="ce30" office:value-type="float" office:value="51.2105476017148" calcext:value-type="float">
            <text:p>51,2105476017148</text:p>
          </table:table-cell>
          <table:table-cell table:style-name="ce30" table:number-columns-repeated="15"/>
          <table:table-cell table:style-name="ce31" office:value-type="float" office:value="5.72726752066589" calcext:value-type="float">
            <text:p>5,72726752066589</text:p>
          </table:table-cell>
          <table:table-cell table:style-name="ce31" office:value-type="float" office:value="51.2105476017147" calcext:value-type="float">
            <text:p>51,2105476017147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66667012345935" calcext:value-type="float">
            <text:p>4,66667012345935</text:p>
          </table:table-cell>
          <table:table-cell table:style-name="ce30" office:value-type="float" office:value="61.4856696055434" calcext:value-type="float">
            <text:p>61,4856696055434</text:p>
          </table:table-cell>
          <table:table-cell table:style-name="ce30" table:number-columns-repeated="15"/>
          <table:table-cell table:style-name="ce32" office:value-type="float" office:value="4.66667012345935" calcext:value-type="float">
            <text:p>4,66667012345935</text:p>
          </table:table-cell>
          <table:table-cell table:style-name="ce32" office:value-type="float" office:value="60.0826276037645" calcext:value-type="float">
            <text:p>60,0826276037645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3.69210320659164" calcext:value-type="float">
            <text:p>3,69210320659164</text:p>
          </table:table-cell>
          <table:table-cell table:style-name="ce30" office:value-type="float" office:value="73.0244198429799" calcext:value-type="float">
            <text:p>73,0244198429799</text:p>
          </table:table-cell>
          <table:table-cell table:style-name="ce30" table:number-columns-repeated="15"/>
          <table:table-cell table:style-name="ce31" office:value-type="float" office:value="3.69210320659164" calcext:value-type="float">
            <text:p>3,69210320659164</text:p>
          </table:table-cell>
          <table:table-cell table:style-name="ce31" office:value-type="float" office:value="73.0244198429799" calcext:value-type="float">
            <text:p>73,0244198429799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3.16402294971313" calcext:value-type="float">
            <text:p>3,16402294971313</text:p>
          </table:table-cell>
          <table:table-cell table:style-name="ce30" office:value-type="float" office:value="85" calcext:value-type="float">
            <text:p>85</text:p>
          </table:table-cell>
          <table:table-cell table:style-name="ce30" table:number-columns-repeated="15"/>
          <table:table-cell table:style-name="ce31" office:value-type="float" office:value="3.16402294971313" calcext:value-type="float">
            <text:p>3,16402294971313</text:p>
          </table:table-cell>
          <table:table-cell table:style-name="ce31" office:value-type="float" office:value="82.4208868928452" calcext:value-type="float">
            <text:p>82,4208868928452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38010863873653" calcext:value-type="float">
            <text:p>2,3801086387365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2.80058294971075" calcext:value-type="float">
            <text:p>2,80058294971075</text:p>
          </table:table-cell>
          <table:table-cell table:style-name="ce31" office:value-type="float" office:value="90.0002031769234" calcext:value-type="float">
            <text:p>90,0002031769234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2.38010863873653" calcext:value-type="float">
            <text:p>2,38010863873653</text:p>
          </table:table-cell>
          <table:table-cell table:style-name="ce31" office:value-type="float" office:value="100" calcext:value-type="float">
            <text:p>100</text:p>
          </table:table-cell>
          <table:table-cell table:style-name="ce30" table:number-columns-repeated="1005"/>
        </table:table-row>
        <table:table-row table:style-name="ro4" table:number-rows-repeated="4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 table:number-rows-repeated="3">
          <table:table-cell table:style-name="ce30" table:number-columns-repeated="102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º_Grau" table:style-name="ta3">
        <office:forms form:automatic-focus="false" form:apply-design-mode="false"/>
        <table:shapes>
          <draw:frame draw:z-index="0" draw:style-name="gr2" draw:text-style-name="P4" svg:width="199.99mm" svg:height="119.99mm" svg:x="75mm" svg:y="10mm">
            <loext:p draw:notify-on-update-of-ranges="3º_Grau.R3:3º_Grau.R3 3º_Grau.R4:3º_Grau.R14 3º_Grau.S3:3º_Grau.S3 3º_Grau.S4:3º_Grau.S14"/>
            <draw:object xlink:href="./Grau4" xlink:type="simple" xlink:show="embed" xlink:actuate="onLoad"/>
            <draw:image xlink:href="./ObjectReplacements/Grau4" xlink:type="simple" xlink:show="embed" xlink:actuate="onLoad"/>
          </draw:frame>
        </table:shapes>
        <table:table-column table:style-name="co14" table:number-columns-repeated="2" table:default-cell-style-name="ce28"/>
        <table:table-column table:style-name="co20" table:number-columns-repeated="15" table:default-cell-style-name="ce28"/>
        <table:table-column table:style-name="co14" table:number-columns-repeated="1007" table:default-cell-style-name="ce28"/>
        <table:table-row table:style-name="ro2">
          <table:table-cell table:style-name="ce3" office:value-type="string" calcext:value-type="string" table:number-columns-spanned="20" table:number-rows-spanned="1">
            <text:p>REGRESSÃO POLINOMIAL DO 4º GRAU</text:p>
          </table:table-cell>
          <table:covered-table-cell table:number-columns-repeated="19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34" office:value-type="string" calcext:value-type="string">
            <text:p>Vs (m/h)</text:p>
          </table:table-cell>
          <table:table-cell table:style-name="ce34" office:value-type="string" calcext:value-type="string">
            <text:p>Rt (%)</text:p>
          </table:table-cell>
          <table:table-cell table:number-columns-repeated="15"/>
          <table:table-cell table:style-name="ce34" office:value-type="string" calcext:value-type="string">
            <text:p>Vs (m/h)</text:p>
          </table:table-cell>
          <table:table-cell table:style-name="ce34" office:value-type="string" calcext:value-type="string">
            <text:p>Rt (%)</text:p>
          </table:table-cell>
          <table:table-cell table:number-columns-repeated="1005"/>
        </table:table-row>
        <table:table-row table:style-name="ro4">
          <table:table-cell table:style-name="ce30" office:value-type="float" office:value="9" calcext:value-type="float">
            <text:p>9</text:p>
          </table:table-cell>
          <table:table-cell table:style-name="ce30" office:value-type="float" office:value="40.7703477735024" calcext:value-type="float">
            <text:p>40,7703477735024</text:p>
          </table:table-cell>
          <table:table-cell table:style-name="ce30" table:number-columns-repeated="1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0.7703477735134" calcext:value-type="float">
            <text:p>40,7703477735134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5.72726752066589" calcext:value-type="float">
            <text:p>5,72726752066589</text:p>
          </table:table-cell>
          <table:table-cell table:style-name="ce30" office:value-type="float" office:value="51.2105476017148" calcext:value-type="float">
            <text:p>51,2105476017148</text:p>
          </table:table-cell>
          <table:table-cell table:style-name="ce30" table:number-columns-repeated="15"/>
          <table:table-cell table:style-name="ce31" office:value-type="float" office:value="5.72726752066589" calcext:value-type="float">
            <text:p>5,72726752066589</text:p>
          </table:table-cell>
          <table:table-cell table:style-name="ce31" office:value-type="float" office:value="51.2105476017152" calcext:value-type="float">
            <text:p>51,2105476017152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4.66667012345935" calcext:value-type="float">
            <text:p>4,66667012345935</text:p>
          </table:table-cell>
          <table:table-cell table:style-name="ce30" office:value-type="float" office:value="61.4856696055434" calcext:value-type="float">
            <text:p>61,4856696055434</text:p>
          </table:table-cell>
          <table:table-cell table:style-name="ce30" table:number-columns-repeated="15"/>
          <table:table-cell table:style-name="ce31" office:value-type="float" office:value="4.66667012345935" calcext:value-type="float">
            <text:p>4,66667012345935</text:p>
          </table:table-cell>
          <table:table-cell table:style-name="ce31" office:value-type="float" office:value="61.4856696055433" calcext:value-type="float">
            <text:p>61,4856696055433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3.69210320659164" calcext:value-type="float">
            <text:p>3,69210320659164</text:p>
          </table:table-cell>
          <table:table-cell table:style-name="ce30" office:value-type="float" office:value="73.0244198429799" calcext:value-type="float">
            <text:p>73,0244198429799</text:p>
          </table:table-cell>
          <table:table-cell table:style-name="ce30" table:number-columns-repeated="15"/>
          <table:table-cell table:style-name="ce32" office:value-type="float" office:value="3.69210320659164" calcext:value-type="float">
            <text:p>3,69210320659164</text:p>
          </table:table-cell>
          <table:table-cell table:style-name="ce32" office:value-type="float" office:value="75.7110595408968" calcext:value-type="float">
            <text:p>75,7110595408968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3.16402294971313" calcext:value-type="float">
            <text:p>3,16402294971313</text:p>
          </table:table-cell>
          <table:table-cell table:style-name="ce30" office:value-type="float" office:value="85" calcext:value-type="float">
            <text:p>85</text:p>
          </table:table-cell>
          <table:table-cell table:style-name="ce30" table:number-columns-repeated="15"/>
          <table:table-cell table:style-name="ce31" office:value-type="float" office:value="3.16402294971313" calcext:value-type="float">
            <text:p>3,16402294971313</text:p>
          </table:table-cell>
          <table:table-cell table:style-name="ce31" office:value-type="float" office:value="84.9999999999998" calcext:value-type="float">
            <text:p>84,9999999999998</text:p>
          </table:table-cell>
          <table:table-cell table:style-name="ce30" table:number-columns-repeated="1005"/>
        </table:table-row>
        <table:table-row table:style-name="ro4">
          <table:table-cell table:style-name="ce30" office:value-type="float" office:value="2.38010863873653" calcext:value-type="float">
            <text:p>2,3801086387365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table:number-columns-repeated="15"/>
          <table:table-cell table:style-name="ce31" office:value-type="float" office:value="2.89684294971138" calcext:value-type="float">
            <text:p>2,89684294971138</text:p>
          </table:table-cell>
          <table:table-cell table:style-name="ce31" office:value-type="float" office:value="90.0001649407323" calcext:value-type="float">
            <text:p>90,0001649407323</text:p>
          </table:table-cell>
          <table:table-cell table:style-name="ce30" table:number-columns-repeated="1005"/>
        </table:table-row>
        <table:table-row table:style-name="ro4">
          <table:table-cell table:style-name="ce30" table:number-columns-repeated="17"/>
          <table:table-cell table:style-name="ce31" office:value-type="float" office:value="2.38010863873653" calcext:value-type="float">
            <text:p>2,38010863873653</text:p>
          </table:table-cell>
          <table:table-cell table:style-name="ce31" office:value-type="float" office:value="100" calcext:value-type="float">
            <text:p>100</text:p>
          </table:table-cell>
          <table:table-cell table:style-name="ce30" table:number-columns-repeated="1005"/>
        </table:table-row>
        <table:table-row table:style-name="ro4" table:number-rows-repeated="4">
          <table:table-cell table:style-name="ce30" table:number-columns-repeated="17"/>
          <table:table-cell table:style-name="ce31" table:number-columns-repeated="2"/>
          <table:table-cell table:style-name="ce30" table:number-columns-repeated="1005"/>
        </table:table-row>
        <table:table-row table:style-name="ro4" table:number-rows-repeated="4">
          <table:table-cell table:style-name="ce30" table:number-columns-repeated="1024"/>
        </table:table-row>
        <table:table-row table:style-name="ro5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3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tão de pressão 1" form:control-implementation="ooo:com.sun.star.form.component.CommandButton" xml:id="control2" form:id="control2" form:label="Limpar Histórico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Library1.Module1.LimparHistorico?language=Basic&amp;location=document" xlink:type="simple"/>
              </office:event-listeners>
            </form:button>
          </form:form>
        </office:forms>
        <table:shapes>
          <draw:control draw:z-index="0" draw:text-style-name="P5" svg:width="39.67mm" svg:height="30.18mm" svg:x="289.97mm" svg:y="4.11mm" draw:control="control2"/>
        </table:shapes>
        <table:table-column table:style-name="co22" table:default-cell-style-name="ce38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29" table:default-cell-style-name="ce39"/>
        <table:table-column table:style-name="co32" table:default-cell-style-name="ce39"/>
        <table:table-column table:style-name="co31" table:number-columns-repeated="2" table:default-cell-style-name="ce39"/>
        <table:table-column table:style-name="co14" table:number-columns-repeated="1010" table:default-cell-style-name="ce28"/>
        <table:table-row table:style-name="ro6">
          <table:table-cell table:style-name="ce35" office:value-type="string" calcext:value-type="string" table:number-columns-spanned="14" table:number-rows-spanned="1">
            <text:p>RESULTADOS</text:p>
          </table:table-cell>
          <table:covered-table-cell table:number-columns-repeated="13"/>
          <table:table-cell table:number-columns-repeated="1010"/>
        </table:table-row>
        <table:table-row table:style-name="ro7">
          <table:table-cell table:style-name="ce36" office:value-type="string" calcext:value-type="string" table:number-columns-spanned="1" table:number-rows-spanned="2">
            <text:p>Teste</text:p>
          </table:table-cell>
          <table:table-cell table:style-name="ce40" office:value-type="string" calcext:value-type="string" table:number-columns-spanned="1" table:number-rows-spanned="2">
            <text:p>Profundidade (m)</text:p>
          </table:table-cell>
          <table:table-cell table:style-name="ce40" office:value-type="string" calcext:value-type="string" table:number-columns-spanned="1" table:number-rows-spanned="2">
            <text:p>Eficiência de remoção (%)</text:p>
          </table:table-cell>
          <table:table-cell table:style-name="ce40" office:value-type="string" calcext:value-type="string" table:number-columns-spanned="1" table:number-rows-spanned="2">
            <text:p>Quantidade de curvas de remoção</text:p>
          </table:table-cell>
          <table:table-cell table:style-name="ce40" office:value-type="string" calcext:value-type="string" table:number-columns-spanned="1" table:number-rows-spanned="2">
            <text:p>Eficiência das curvas</text:p>
          </table:table-cell>
          <table:table-cell table:style-name="ce40" office:value-type="string" calcext:value-type="string" table:number-columns-spanned="3" table:number-rows-spanned="1">
            <text:p>Regressão Polinomial do 2º Grau</text:p>
          </table:table-cell>
          <table:covered-table-cell table:number-columns-repeated="2" table:style-name="ce41"/>
          <table:table-cell table:style-name="ce40" office:value-type="string" calcext:value-type="string" table:number-columns-spanned="3" table:number-rows-spanned="1">
            <text:p>Regressão Polinomial do 3º Grau</text:p>
          </table:table-cell>
          <table:covered-table-cell table:number-columns-repeated="2" table:style-name="ce41"/>
          <table:table-cell table:style-name="ce40" office:value-type="string" calcext:value-type="string" table:number-columns-spanned="3" table:number-rows-spanned="1">
            <text:p>Regressão Polinomial do 4º Grau</text:p>
          </table:table-cell>
          <table:covered-table-cell table:number-columns-repeated="2" table:style-name="ce41"/>
          <table:table-cell table:style-name="ce43" table:number-columns-repeated="1010"/>
        </table:table-row>
        <table:table-row table:style-name="ro8">
          <table:covered-table-cell table:style-name="ce37"/>
          <table:covered-table-cell table:number-columns-repeated="4" table:style-name="ce41"/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96mm" svg:height="18.26mm" svg:x="111.26mm" svg:y="11.38mm" draw:caption-point-x="68.69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96mm" svg:height="18.26mm" svg:x="139.49mm" svg:y="11.38mm" draw:caption-point-x="93.82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0" office:value-type="string" calcext:value-type="string">
            <text:p>Rt (%)</text:p>
          </table:table-cell>
          <table:table-cell table:style-name="ce40" office:value-type="string" calcext:value-type="string">
            <text:p>TAS (m³/m².h)</text:p>
          </table:table-cell>
          <table:table-cell table:style-name="ce40" office:value-type="string" calcext:value-type="string">
            <office:annotation draw:style-name="gr1" draw:text-style-name="P3" svg:width="30.69mm" svg:height="18.26mm" svg:x="163.74mm" svg:y="11.38mm" draw:caption-point-x="122.66mm" draw:caption-point-y="5.91mm">
              <dc:creator>Jose Victor</dc:creator>
              <dc:date>2016-09-27T00:00:00</dc:date>
              <text:p text:style-name="P2"><text:span text:style-name="T1">Jose Victor:</text:span></text:p>
              <text:p text:style-name="P2"><text:span text:style-name="T2">TAS / 1,5</text:span></text:p>
            </office:annotation>
            <text:p>TAS Corrigida (m³/m².h)</text:p>
          </table:table-cell>
          <table:table-cell table:style-name="ce43" table:number-columns-repeated="101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 ; 40 ; 50 ; 60 ; 70 ; 85</text:p>
          </table:table-cell>
          <table:table-cell office:value-type="float" office:value="55.0000510822175" calcext:value-type="float">
            <text:p>55,0000510822175</text:p>
          </table:table-cell>
          <table:table-cell office:value-type="float" office:value="6.96361669424666" calcext:value-type="float">
            <text:p>6,96361669424666</text:p>
          </table:table-cell>
          <table:table-cell office:value-type="float" office:value="4.64241112949777" calcext:value-type="float">
            <text:p>4,64241112949777</text:p>
          </table:table-cell>
          <table:table-cell office:value-type="float" office:value="55.0000606010136" calcext:value-type="float">
            <text:p>55,0000606010136</text:p>
          </table:table-cell>
          <table:table-cell office:value-type="float" office:value="6.93970669424756" calcext:value-type="float">
            <text:p>6,93970669424756</text:p>
          </table:table-cell>
          <table:table-cell office:value-type="float" office:value="4.62647112949837" calcext:value-type="float">
            <text:p>4,62647112949837</text:p>
          </table:table-cell>
          <table:table-cell office:value-type="float" office:value="55.0000421448175" calcext:value-type="float">
            <text:p>55,0000421448175</text:p>
          </table:table-cell>
          <table:table-cell office:value-type="float" office:value="7.0204466942445" calcext:value-type="float">
            <text:p>7,0204466942445</text:p>
          </table:table-cell>
          <table:table-cell office:value-type="float" office:value="4.680297796163" calcext:value-type="float">
            <text:p>4,680297796163</text:p>
          </table:table-cell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 ; 40 ; 50 ; 60 ; 70 ; 85</text:p>
          </table:table-cell>
          <table:table-cell office:value-type="float" office:value="70.0000659991123" calcext:value-type="float">
            <text:p>70,0000659991123</text:p>
          </table:table-cell>
          <table:table-cell office:value-type="float" office:value="4.04973012348271" calcext:value-type="float">
            <text:p>4,04973012348271</text:p>
          </table:table-cell>
          <table:table-cell office:value-type="float" office:value="2.6998200823218" calcext:value-type="float">
            <text:p>2,6998200823218</text:p>
          </table:table-cell>
          <table:table-cell office:value-type="float" office:value="70.0001337152281" calcext:value-type="float">
            <text:p>70,0001337152281</text:p>
          </table:table-cell>
          <table:table-cell office:value-type="float" office:value="3.88732012348385" calcext:value-type="float">
            <text:p>3,88732012348385</text:p>
          </table:table-cell>
          <table:table-cell office:value-type="float" office:value="2.59154674898923" calcext:value-type="float">
            <text:p>2,59154674898923</text:p>
          </table:table-cell>
          <table:table-cell office:value-type="float" office:value="70.0000753898257" calcext:value-type="float">
            <text:p>70,0000753898257</text:p>
          </table:table-cell>
          <table:table-cell office:value-type="float" office:value="4.04975012348271" calcext:value-type="float">
            <text:p>4,04975012348271</text:p>
          </table:table-cell>
          <table:table-cell office:value-type="float" office:value="2.69983341565514" calcext:value-type="float">
            <text:p>2,69983341565514</text:p>
          </table:table-cell>
          <table:table-cell table:number-columns-repeated="1010"/>
        </table:table-row>
        <table:table-row table:style-name="ro5">
          <table:table-cell table:number-columns-repeated="2"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 ; 40 ; 50 ; 60 ; 70 ; 85</text:p>
          </table:table-cell>
          <table:table-cell office:value-type="float" office:value="90.0001207455416" calcext:value-type="float">
            <text:p>90,0001207455416</text:p>
          </table:table-cell>
          <table:table-cell office:value-type="float" office:value="2.87750294971125" calcext:value-type="float">
            <text:p>2,87750294971125</text:p>
          </table:table-cell>
          <table:table-cell office:value-type="float" office:value="1.9183352998075" calcext:value-type="float">
            <text:p>1,9183352998075</text:p>
          </table:table-cell>
          <table:table-cell office:value-type="float" office:value="90.0002031769234" calcext:value-type="float">
            <text:p>90,0002031769234</text:p>
          </table:table-cell>
          <table:table-cell office:value-type="float" office:value="2.80057294971075" calcext:value-type="float">
            <text:p>2,80057294971075</text:p>
          </table:table-cell>
          <table:table-cell office:value-type="float" office:value="1.8670486331405" calcext:value-type="float">
            <text:p>1,8670486331405</text:p>
          </table:table-cell>
          <table:table-cell office:value-type="float" office:value="90.0001649407323" calcext:value-type="float">
            <text:p>90,0001649407323</text:p>
          </table:table-cell>
          <table:table-cell office:value-type="float" office:value="2.89683294971138" calcext:value-type="float">
            <text:p>2,89683294971138</text:p>
          </table:table-cell>
          <table:table-cell office:value-type="float" office:value="1.93122196647425" calcext:value-type="float">
            <text:p>1,93122196647425</text:p>
          </table:table-cell>
          <table:table-cell table:number-columns-repeated="1010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6"/>
          <table:table-cell table:style-name="ce42" table:number-columns-repeated="3"/>
          <table:table-cell table:number-columns-repeated="101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9"/>
          <table:table-cell table:style-name="ce38"/>
          <table:table-cell table:number-columns-repeated="1004"/>
        </table:table-row>
        <table:table-row table:style-name="ro5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dos.L5:Dados.L1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2º_Grau.R4:2º_Grau.S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3º_Grau.R4:3º_Grau.S14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4º_Grau.R4:4º_Grau.S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03:56.7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PageStyle_5f_Dados" style:display-name="PageStyle_D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1" style:display-name="PageStyle_Dados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2" style:display-name="PageStyle_Dados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3" style:display-name="PageStyle_Dados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4" style:display-name="PageStyle_Dados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5" style:display-name="PageStyle_Dados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6" style:display-name="PageStyle_Dados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7" style:display-name="PageStyle_Dados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ados_20_8" style:display-name="PageStyle_Dados 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Jose Victor</meta:initial-creator>
    <meta:creation-date>2016-05-11T18:58:47Z</meta:creation-date>
    <dc:date>2016-11-04T10:36:55.648000000</dc:date>
    <meta:print-date>2016-07-13T13:23:59Z</meta:print-date>
    <meta:editing-duration>PT14H44M8S</meta:editing-duration>
    <meta:editing-cycles>69</meta:editing-cycles>
    <meta:document-statistic meta:table-count="6" meta:cell-count="398" meta:object-count="6"/>
  </office:meta>
</office:document-meta>
</file>

<file path=Basic/Library1/Module1.xml><?xml version="1.0" encoding="utf-8"?>
<!DOCTYPE module  PUBLIC '-//OpenOffice.org//DTD OfficeDocument 1.0//EN'  'module.dtd'>
<script:module xmlns:script="http://openoffice.org/2000/script" script:name="Module1" script:language="StarBasic">Option VBASupport 1

Sub ensaio_sedimentacao()

Dim eq, erro, amostras, i, j, x(100), y_h0(100), y_h1(100), y_h2(100), y_h3(100), qnt_curvas, ef_curvas(100), ef_maxima As Integer
Dim profundidade, tempo(100), conc_h1(100), conc_h2(100), conc_h3(100), ef_h1(100), ef_h2(100), ef_h3(100) As Double
Dim x_h1(10), x_h2(10), x_h3(10), tempo_sed(10), rt(100), dist1(100), dist2(100), dist3(100), dist4(100), dist5(100), dist6(100) As Double
Dim dist7(100), dist8(100), dist9(100), dist10(100), rt1, rt2, rt3, rt4, rt5, rt6, rt7, rt8, rt9, rt10, vs(100) As Double
Dim eficiencia As Double
Dim grafico


Range ("D3").select

If Range("D3") = "" Then 'Se não preencher Profunidade do Decantador

    MsgBox "Profundidade do Decantador deve ser preenchida!", 16
    Range("D3") = InputBox("Digite a profundidade do decantador (m)")
    erro = erro + 1
    
ElseIf Range("D3") &lt;&gt; "" Then 'Se profundidade for preenchida

    profundidade = selection.value 'Divide por 3 e arredonda pra 2 casas
    
    Range("D3").Select 'Seleciona D3

    Selection.Offset(4, -2) = "h1 = " &amp; Round((selection.value / 3), 2) &amp; " m" 'Altera celula B7
    Selection.Offset(4, -1) = "h2 = " &amp; Round((selection.value / 1.5), 2) &amp; " m" 'Altera celula C7
    Selection.Offset(4, 0) = "h3 = " &amp; selection.value &amp; " m" 'Altera celula D7
    
End If 'FIM Se não preencher Profunidade do Decantador



If Range("D4") = "" Then 'Se não preencher Eficiencia de remoção

    MsgBox "Eficiência de remoção de SST deve ser preenchida!", 16
    Range("D4") = InputBox("Digite a Eficiência de remoção de SST (%)")
    erro = erro + 1
    
ElseIf Range("D4") &lt;&gt; "" Then

    eficiencia = Range("D4")
    
End If 'FIM Se não preencher Eficiencia de remoção

If Range("O3") = "" Then 'Se não preencher Qnt de Curvas

    MsgBox "Quantidade de curvas de remoção deve ser preenchida", 16
    Range("O3") = InputBox("Digite a Quantidade de curvas de remoção               (De 6 a 10)")
    erro = erro + 1

End If 'Fim se não preencher Qnt de Curvas

If eficiencia &gt; 100 Then

    MsgBox "Eficiência de remoção de SST deve ser no máximo 100%!", 16
    Exit Sub

End If


'Eficiencia das curvas

If (Range("O3") &gt; 5 Or Range("O3") &lt; 11) Then

    Range("L5").Select
    
    qnt_curvas = Range("O3")
    
    For i = 0 To (qnt_curvas - 1)
    
        If Selection.Value = "" Then
        
            Selection.Value = InputBox("Digite a % da Curva " &amp; i + 1)
        
        End If
    
    Selection.Offset(1, 0).Select
        
    Next i
    
    'Apaga se tiver curvas além do que foi escolhido
    
    Range("L5").Select
    
    For i = 0 To 9
    
        If i &gt; (qnt_curvas - 1) And Selection.Value &lt;&gt; "" Then
        
            Selection.ClearContents
        
        End If
        
    Selection.Offset(1, 0).Select
    
    Next i
    
    'Ordena as eficiencias das curvas em ordem crescente
    
    Dim aux as Double
    
	For i = 0 to (qnt_curvas -1)
	
	Range ("L5").select
	'selection.offset(i,0).select
	
		for j = 0 to (qnt_curvas -2)
		
			if selection.value &gt; selection.offset (1,0) then
			
				aux = selection.value
				selection.value = selection.offset(1,0)
				selection.offset(1,0) = aux	
			
			End if
			
		selection.offset(1,0).select
		
		next j
	
	next i
    
    
    

    
    'Armazenando os valores de eficiencias das curvas no vetor
    
    Range("L5").Select
    
    For i = 0 To (qnt_curvas - 1)
    
        ef_curvas(i) = Selection.Value
        ef_curvas(i + 1) = 100
        
        Selection.Offset(1, 0).Select
    
    Next i
    
End If 'FIM Se não preencher Qnt de Curvas


eq = Range("A9") - Range("A8") 'Valor equidistancia


Range("A8").Select 'Seleciona célula A8


'Verificando equidistancia do tempo

Do Until Selection.Value = "" 'Repita até que a coluna esteja vazia

    If Selection.Offset(1, 0) &lt;&gt; "" Then 'Se a próxima linha não estiver vazia
    
        If (eq &lt;&gt; (Selection.Offset(1, 0) - Selection.Value)) Then 'Se não estiver equidistante
         
            MsgBox "Intervalos de tempo devem ser equidistantes e em ordem crescente!", 16
            Selection.Offset(1, 0).Font.ColorIndex = 3 'Cor vermelha
            erro = erro + 1
            Exit Sub
            
        Else: Selection.Offset(1, 0).Font.ColorIndex = 0 'Cor preta
        
        End If 'Fim Se não estiver equidistante
        
        
    End If 'FIM Se a próxima linha não estiver vazia
    
    amostras = amostras + 1

    Selection.Offset(1, 0).Select 'Seleciona próxima linha

Loop 'Fim Verificando equidistancia do tempo

Range("G7").select
Selection.value = Range("B7") 'Altera a célula G7
Range("H7").select
Selection.value = Range("C7") 'Altera a célula G7
Range("I7").select
Selection.value = Range("D7") 'Altera a célula G7

        
'Seleciona célula A8
Range("A8").Select
               
        For i = 0 To (amostras - 1)
        
            'Preenche a abscissa
            x(i) = i * 10
            
            'Preenche o h=0
            y_h0(i) = 90
            
            'Preenche a variável tempo e copia para a tabela de eficiencia
            tempo(i) = Selection.Value
            Selection.Offset(0, 5) = tempo(i)
            
            'Preenche as concentrações e eficiencias para h1
            conc_h1(i) = Selection.Offset(0, 1)
            Selection.Offset(0, 6) = Round((Range("B8") - Selection.Offset(0, 1)) / Range("B8") * 100, 2)
            ef_h1(i) = Selection.Offset(0, 6)
            y_h1(i) = 60
            
            'Preenche as concentrações e eficiencias para h2
            conc_h2(i) = Selection.Offset(0, 2)
            Selection.Offset(0, 7) = Round((Range("C8") - Selection.Offset(0, 2)) / Range("C8") * 100, 2)
            ef_h2(i) = Selection.Offset(0, 7)
            y_h2(i) = 30
            
            'Preenche as concentrações e eficiencias para h3
            conc_h3(i) = Selection.Offset(0, 3)
            Selection.Offset(0, 8) = Round((Range("D8") - Selection.Offset(0, 3)) / Range("D8") * 100, 2)
            ef_h3(i) = Selection.Offset(0, 8)
            ef_maxima = Int(ef_h3(i))
            y_h3(i) = 0
            
            Selection.Offset(1, 0).Select
            
        
        Next i

    'Encerra o programa se uma curva de eficiencia for maior que a maior curva da altura H3
    
    If ef_maxima &lt; ef_curvas(qnt_curvas - 1) Then

    MsgBox "A eficiência máxima das curvas deve ser " &amp; ef_maxima &amp; " !", 16
    Exit Sub

    End If

Range("G8").Select

'Interpolando valores de eficiencia

    For i = 0 To (qnt_curvas - 1)
    
        For j = 0 To (amostras - 1)
        
            If (ef_curvas(i) &gt;= ef_h1(j) And ef_curvas(i) &lt;= ef_h1(j + 1)) Then
            
                x_h1(i) = Round((x(j) * (ef_curvas(i) - ef_h1(j + 1)) + x(j + 1) * (ef_h1(j) - ef_curvas(i))) / (ef_h1(j) - ef_h1(j + 1)), 4)
                'Selection.Offset(8, 4) = x_h1(i)
            
            End If
            
            If (ef_curvas(i) &gt;= ef_h2(j) And ef_curvas(i) &lt;= ef_h2(j + 1)) Then
            
                x_h2(i) = Round((x(j) * (ef_curvas(i) - ef_h2(j + 1)) + x(j + 1) * (ef_h2(j) - ef_curvas(i))) / (ef_h2(j) - ef_h2(j + 1)), 4)
                'Selection.Offset(8, 6) = x_h2(i)
            
            End If
            
            If (ef_curvas(i) &gt;= ef_h3(j) And ef_curvas(i) &lt;= ef_h3(j + 1)) Then
            
                x_h3(i) = Round((x(j) * (ef_curvas(i) - ef_h3(j + 1)) + x(j + 1) * (ef_h3(j) - ef_curvas(i))) / (ef_h3(j) - ef_h3(j + 1)), 4)
                tempo_sed(i) = x_h3(i)
                'Selection.Offset(8, 8) = x_h3(i)
                'Selection.Offset(8, 10) = tempo_sed(i)
            
            End If
            
                   
        Next j
        
    Selection.Offset(1, 0).Select
    
    Next i
    
'---------------------------------------------------------------------------------------------------------------------------------------------
    
Sheets("Gráfico").Select



Range("A1:AC20").Select

Selection.ClearContents

'MsgBox "Apagou tudo!"

Range("A1").Select

For i = 0 To (qnt_curvas - 1)

    Selection.value = "Curva " &amp; ef_curvas(i)
    Selection.Offset(1, 0) = "X"
    Selection.Offset(1, 1) = "Y"
    Selection.Offset(2, 0) = 0
    Selection.Offset(2, 1) = 90
    Selection.Offset(3, 0) = x_h1(i)
    Selection.Offset(3, 1) = 60
    Selection.Offset(4, 0) = x_h2(i)
    Selection.Offset(4, 1) = 30
    Selection.Offset(5, 0) = x_h3(i)
    Selection.Offset(5, 1) = 0
    
    Selection.Offset(0, 3).Select

Next i

'Apaga gráfico

'For Each grafico In ActiveSheet.Shapes

 '   If grafico.Type = msoChart Then
    
  '      grafico.Delete
    
   ' End If

'Next grafico

 ' insere um gráfico de colunas
 
 Dim oRet As New com.sun.star.awt.Rectangle
 Dim oEndExt(0) As New com.sun.star.table.CellRangeAddress
 Dim oGraficos As Object
 Dim sNome as String
 
 
 ' define o nome do gráfico
 'sNome = "Trimestral"
 
 ' define o endereço da extensão de células com os dados
 'oEndExt(0).Sheet = 1
 'oEndExt(0).StartColumn = 0
 'oEndExt(0).StartRow = 0
 'oEndExt(0).EndColumn = 0
 'oEndExt(0).EndRow = 0
 ' define a área do gráfico
 'oRet.X = 1000
 'oRet.Y = 3000
 'oRet.Width = 12000
 'oRet.Height = 12000
 
Dim oDoc As Object
'Dim Charts As Object
'Dim Chart as Object
	
'oDoc = ThisComponent
'oGraficos = oDoc.getSheets().getByName("Gráfico").Charts
 
 ' obtém a coleção de gráficos da Planilha1
 'oGraficos = oPlanilha.Charts
 ' adiciona um gráfico à coleção
 'oGraficos.addNewByName(sNome, oRet, oEndExt(), True, True)
 ' define as propriedades(Titulo)
 'oGraf = oGraficos.getByName(sNome).getEmbeddedObject()
 'oGraf.Title.String = "Faturamento Trimestral"
 'oGraf.HasSubTitle = True
 'oGraf.SubTitle.String = "Ano 2003"
 
 ' Criando um gráfico do tipo Pizza
Dim oExtPizza(0) As New com.sun.star.table.CellRangeAddress
'
'MsgBox "OK para uma Pizza"
' remove o gráfico de barras

'oGraficos.removeByName(sNome)


'sNome = "GrafPizza"

' define o endereço da extensão de células com legendas
'oExtPizza(0).Sheet = 1
'oExtPizza(0).StartColumn = 0
'oExtPizza(0).StartRow = 0
'oExtPizza(0).EndColumn = 1
'oExtPizza(0).EndRow = 4

' define o endereço da extensão de células com legendas
'oExtPizza(1).Sheet = 1
'oExtPizza(1).StartColumn = 3
'oExtPizza(1).StartRow = 0
'oExtPizza(1).EndColumn = 4
'oExtPizza(1).EndRow = 4

' define o endereço da extensão de células com legendas
'oExtPizza(2).Sheet = 1
'oExtPizza(2).StartColumn = 6
'oExtPizza(2).StartRow = 0
'oExtPizza(2).EndColumn = 7
'oExtPizza(2).EndRow = 4

	
' adiciona um gráfico à coleção
'oGraficos.addNewByName(sNome, oRet, oExtPizza(), True, False)
' define as propriedades
'oGraf = oGraficos.getByName(sNome).getEmbeddedObject()
'oGraf.Diagram = oGraf.createInstance("com.sun.star.chart.LineDiagram")
'oGraf.Diagram.DataRowSource = com.sun.star.chart.ChartDataRowSource.ROWS
'oGraf.Diagram.XAxis.ReverseDirection = True
'oGraf.Diagram.YAxis.ReverseDirection = True
'oGraf.Title.String = "Curvas de isoeficiência"
'oGraf.Diagram.SplineType = 2

'exit sub

'---------------------------------------------------------------------------------------------------------------------------------------------

'Cálculo dos Rt's


Range("A8").Select

'Relação entre profundidade e y do gráfico
Range("A7") = 90 / profundidade

For i = 0 To (qnt_curvas - 1)

    Selection.Offset(i, 0) = "Rt " &amp; ef_curvas(i)
    Selection.Offset(0, i + 5) = "X = " &amp; x_h3(i)
    Selection.Offset(i + 1, 4) = ef_curvas(i) &amp; " p/ " &amp; ef_curvas(i + 1)
    
    'Selection.Offset(1, 0).Select

Next i

'Preenchendo dist1

Range("F9").Select

	dist1(qnt_curvas-1) = profundidade
	 
    
    for i = 0 to (qnt_curvas-1)

    		if (x_h3(0) &lt; x_h1(i+1)) Then
    		'msgbox 1
    			selection.value = ((y_h0(i) * (x_h3(0) - x_h1(i+1)) + y_h1(i) * (0 - x_h3(0))) / (0 - x_h1(i+1))) / (90/profundidade)
    			
    			'Subtração das distancias
    			if i &gt; 0 then
    			
    				j = 0
    				
    				Do until j = i
    				
    					selection.value = selection.value - dist1(j)
    					
    					j = j + 1
    				
    				Loop
    			
    			end if 
    			
    			dist1(i) = selection.value	
    			 	   		
    		ElseIf (x_h3(0) &lt; x_h2(i+1)) Then
			'msgbox 2    	
    			selection.value = ((y_h1(i) * (x_h3(0) - x_h2(i+1)) + y_h2(i) * (x_h1(i+1) - x_h3(0))) / (x_h1(i+1) - x_h2(i+1))) / (90/profundidade)   					
    			
    			'Subtração das distancias
    			if i &gt; 0 then
    			
    				j = 0
    				
    				Do until j = i
    				
    					selection.value = selection.value - dist1(j)
    					j = j + 1
    				
    				Loop
    			
    			end if
    			
    			dist1(i) = selection.value
    	
 	   		ElseIf (x_h3(0) &lt; x_h3(i+1)) Then
			'msgbox 3    	
    			selection.value = ((y_h2(i) * (x_h3(0) - x_h3(i+1)) + y_h3(i) * (x_h2(i+1) - x_h3(0))) / (x_h2(i+1) - x_h3(i+1))) / (90/profundidade)
    		
    			'Subtração das distancias
    			if i &gt; 0 then
    			
    				j = 0
    				
    				Do until j = i
    				
    					selection.value = selection.value - dist1(j)
    					j = j + 1
    				
    				Loop
    			
    			end if
    			
    			dist1(i) = selection.value
    	
    		End if
    		
   ' msgbox dist1(i)
    
    if i &lt; (qnt_curvas-1) then	
    
	selection.offset(1,0).select
	
	
	dist1(qnt_curvas-1) = dist1(qnt_curvas-1) - dist1(i)
	selection.value = dist1(qnt_curvas-1)
	'msgbox dist1(i)
	
	End if
	
	'msgbox dist1(i)

	
    next i
    
 'Preenchendo dist2

Range("G10").Select

	dist2(qnt_curvas-1) = profundidade
    
    for i = 1 to (qnt_curvas-1)

    		if (x_h3(1) &lt; x_h1(i+1)) Then
    		'msgbox 1
    			selection.value = ((y_h0(i) * (x_h3(1) - x_h1(i+1)) + y_h1(i) * (0 - x_h3(1))) / (0 - x_h1(i+1))) / (90/profundidade)
    			
    			'Subtração das distancias
    			if i &gt; 0 then
    			
    				j = 0
    				
    				Do until j = i
    				
    					selection.value = selection.value - dist2(j)
    					
    					j = j + 1
    				
    				Loop
    			
    			end if 
    			
    			dist2(i) = selection.value	
    			 	   		
    		ElseIf (x_h3(1) &lt; x_h2(i+1)) Then
			'msgbox 2    	
    			selection.value = ((y_h1(i) * (x_h3(1) - x_h2(i+1)) + y_h2(i) * (x_h1(i+1) - x_h3(1))) / (x_h1(i+1) - x_h2(i+1))) / (90/profundidade)   					
    			
    			'Subtração das distancias
    			if i &gt; 0 then
    			
    				j = 0
    				
    				Do until j = i
    				
    					selection.value = selection.value - dist2(j)
    					j = j + 1
    				
    				Loop
    			
    			end if
    			
    			dist2(i) = selection.value
    	
 	   		ElseIf (x_h3(1) &lt; x_h3(i+1)) Then
			'msgbox 3    	
    			selection.value = ((y_h2(i) * (x_h3(1) - x_h3(i+1)) + y_h3(i) * (x_h2(i+1) - x_h3(1))) / (x_h2(i+1) - x_h3(i+1))) / (90/profundidade)
    		
    			'Subtração das distancias
    			if i &gt; 0 then
    			
    				j = 0
    				
    				Do until j = i
    				
    					selection.value = selection.value - dist2(j)
    					j = j + 1
    				
    				Loop
    			
    			end if
    			
    			dist2(i) = selection.value
    	
    		End if	
    
    'msgbox i &amp; dist2(i)
    
    if i &lt; (qnt_curvas-1) then
    
	selection.offset(1,0).select
	
	dist2(qnt_curvas-1) = dist2(qnt_curvas-1) - dist2(i)
	selection.value = dist2(qnt_curvas-1)
	
	end if
	
	'msgbox i &amp; dist2(i)
	
    next i  
 
 'Preenchendo dist3

Range("H11").Select

	dist3(qnt_curvas-1) = profundidade
    
    for i = 2 to (qnt_curvas-1)

    		if (x_h3(2) &lt; x_h1(i+1)) Then
    		'msgbox 1
    			selection.value = ((y_h0(i) * (x_h3(2) - x_h1(i+1)) + y_h1(i) * (0 - x_h3(2))) / (0 - x_h1(i+1))) / (90/profundidade)
    			
    			'Subtração das distancias
    			if i &gt; 0 then
    			
    				j = 0
    				
    				Do until j = i
    				
    					selection.value = selection.value - dist3(j)
    					
    					j = j + 1
    				
    				Loop
    			
    			end if 
    			
    			dist3(i) = selection.value	
    			 	   		
    		ElseIf (x_h3(2) &lt; x_h2(i+1)) Then
			'msgbox 2    	
    			selection.value = ((y_h1(i) * (x_h3(2) - x_h2(i+1)) + y_h2(i) * (x_h1(i+1) - x_h3(2))) / (x_h1(i+1) - x_h2(i+1))) / (90/profundidade)   					
    			
    			'Subtração das distancias
    			if i &gt; 0 then
    			
    				j = 0
    				
    				Do until j = i
    				
    					selection.value = selection.value - dist3(j)
    					j = j + 1
    				
    				Loop
    			
    			end if
    			
    			dist3(i) = selection.value
    	
 	   		ElseIf (x_h3(2) &lt; x_h3(i+1)) Then
			'msgbox 3    	
    			selection.value = ((y_h2(i) * (x_h3(2) - x_h3(i+1)) + y_h3(i) * (x_h2(i+1) - x_h3(2))) / (x_h2(i+1) - x_h3(i+1))) / (90/profundidade)
    		
    			'Subtração das distancias
    			if i &gt; 0 then
    			
    				j = 0
    				
    				Do until j = i
    				
    					selection.value = selection.value - dist3(j)
    					j = j + 1
    				
    				Loop
    			
    			end if
    			
    			dist3(i) = selection.value
    	
    		End if	
    
   	if i &lt; (qnt_curvas-1) then
    
	selection.offset(1,0).select

	dist3(qnt_curvas-1) = dist3(qnt_curvas-1) - dist3(i)
	selection.value = dist3(qnt_curvas-1)
	
	end if
	
    next i
 
 'Preenchendo dist4

Range("I12").Select

	dist4(qnt_curvas-1) = profundidade
    
    for i = 3 to (qnt_curvas-1)

    		if (x_h3(3) &lt; x_h1(i+1)) Then
    		'msgbox 1
    			selection.value = ((y_h0(i) * (x_h3(3) - x_h1(i+1)) + y_h1(i) * (0 - x_h3(3))) / (0 - x_h1(i+1))) / (90/profundidade)
    			
    			'Subtração das distancias
    			if i &gt; 0 then
    			
    				j = 0
    				
    				Do until j = i
    				
    					selection.value = selection.value - dist4(j)
    					
    					j = j + 1
    				
    				Loop
    			
    			end if 
    			
    			dist4(i) = selection.value	
    			 	   		
    		ElseIf (x_h3(3) &lt; x_h2(i+1)) Then
			'msgbox 2    	
    			selection.value = ((y_h1(i) * (x_h3(3) - x_h2(i+1)) + y_h2(i) * (x_h1(i+1) - x_h3(3))) / (x_h1(i+1) - x_h2(i+1))) / (90/profundidade)   					
    			
    			'Subtração das distancias
    			if i &gt; 0 then
    			
    				j = 0
    				
    				Do until j = i
    				
    					selection.value = selection.value - dist4(j)
    					j = j + 1
    				
    				Loop
    			
    			end if
    			
    			dist4(i) = selection.value
    	
 	   		ElseIf (x_h3(3) &lt; x_h3(i+1)) Then
			'msgbox 3    	
    			selection.value = ((y_h2(i) * (x_h3(3) - x_h3(i+1)) + y_h3(i) * (x_h2(i+1) - x_h3(3))) / (x_h2(i+1) - x_h3(i+1))) / (90/profundidade)
    		
    			'Subtração das distancias
    			if i &gt; 0 then
    			
    				j = 0
    				
    				Do until j = i
    				
    					selection.value = selection.value - dist4(j)
    					j = j + 1
    				
    				Loop
    			
    			end if
    			
    			dist4(i) = selection.value
    	
    		End if	
    
	if i &lt; (qnt_curvas-1) then
	
	selection.offset(1,0).select
	
	dist4(qnt_curvas-1) = dist4(qnt_curvas-1) - dist4(i)
	selection.value = dist4(qnt_curvas-1)
	
	end if
	
    next i
 
 'Preenchendo dist5

Range("J13").Select

	dist5(qnt_curvas-1) = profundidade
    
    for i = 4 to (qnt_curvas-1)

    		if (x_h3(4) &lt; x_h1(i+1)) Then
    		'msgbox 1
    			selection.value = ((y_h0(i) * (x_h3(4) - x_h1(i+1)) + y_h1(i) * (0 - x_h3(4))) / (0 - x_h1(i+1))) / (90/profundidade)
    			
    			'Subtração das distancias
    			if i &gt; 0 then
    			
    				j = 0
    				
    				Do until j = i
    				
    					selection.value = selection.value - dist5(j)
    					
    					j = j + 1
    				
    				Loop
    			
    			end if 
    			
    			dist5(i) = selection.value	
    			 	   		
    		ElseIf (x_h3(4) &lt; x_h2(i+1)) Then
			'msgbox 2    	
    			selection.value = ((y_h1(i) * (x_h3(4) - x_h2(i+1)) + y_h2(i) * (x_h1(i+1) - x_h3(4))) / (x_h1(i+1) - x_h2(i+1))) / (90/profundidade)   					
    			
    			'Subtração das distancias
    			if i &gt; 0 then
    			
    				j = 0
    				
    				Do until j = i
    				
    					selection.value = selection.value - dist5(j)
    					j = j + 1
    				
    				Loop
    			
    			end if
    			
    			dist5(i) = selection.value
    	
 	   		ElseIf (x_h3(4) &lt; x_h3(i+1)) Then
			'msgbox 3    	
    			selection.value = ((y_h2(i) * (x_h3(4) - x_h3(i+1)) + y_h3(i) * (x_h2(i+1) - x_h3(4))) / (x_h2(i+1) - x_h3(i+1))) / (90/profundidade)
    		
    			'Subtração das distancias
    			if i &gt; 0 then
    			
    				j = 0
    				
    				Do until j = i
    				
    					selection.value = selection.value - dist5(j)
    					j = j + 1
    				
    				Loop
    			
    			end if
    			
    			dist5(i) = selection.value
    	
    		End if
    
	if i &lt; (qnt_curvas-1) then
	
	selection.offset(1,0).select
	
	dist5(qnt_curvas-1) = dist5(qnt_curvas-1) - dist5(i)
	selection.value = dist5(qnt_curvas-1)
	
	end if
	
    next i
 
 'Preenchendo dist6

Range("K14").Select

	dist6(qnt_curvas-1) = profundidade
	
		
		if qnt_curvas = 6 Then
	
		selection.value = profundidade
		dist6(i) = profundidade
	
		End if
    
    for i = 5 to (qnt_curvas-1)

    		if (x_h3(5) &lt; x_h1(i+1)) Then
    		'msgbox 1
    			selection.value = ((y_h0(i) * (x_h3(5) - x_h1(i+1)) + y_h1(i) * (0 - x_h3(5))) / (0 - x_h1(i+1))) / (90/profundidade)
    			
    			'Subtração das distancias
    			if i &gt; 0 then
    			
    				j = 0
    				
    				Do until j = i
    				
    					selection.value = selection.value - dist6(j)
    					
    					j = j + 1
    				
    				Loop
    			
    			end if 
    			
    			dist6(i) = selection.value	
    			 	   		
    		ElseIf (x_h3(5) &lt; x_h2(i+1)) Then
			'msgbox 2    	
    			selection.value = ((y_h1(i) * (x_h3(5) - x_h2(i+1)) + y_h2(i) * (x_h1(i+1) - x_h3(5))) / (x_h1(i+1) - x_h2(i+1))) / (90/profundidade)   					
    			
    			'Subtração das distancias
    			if i &gt; 0 then
    			
    				j = 0
    				
    				Do until j = i
    				
    					selection.value = selection.value - dist6(j)
    					j = j + 1
    				
    				Loop
    			
    			end if
    			
    			dist6(i) = selection.value
    	
 	   		ElseIf (x_h3(5) &lt; x_h3(i+1)) Then
			'msgbox 3    	
    			selection.value = ((y_h2(i) * (x_h3(5) - x_h3(i+1)) + y_h3(i) * (x_h2(i+1) - x_h3(5))) / (x_h2(i+1) - x_h3(i+1))) / (90/profundidade)
    		
    			'Subtração das distancias
    			if i &gt; 0 then
    			
    				j = 0
    				
    				Do until j = i
    				
    					selection.value = selection.value - dist6(j)
    					j = j + 1
    				
    				Loop
    			
    			end if
    			
    			dist6(i) = selection.value
    	
    		End if	
    
	if i &lt; (qnt_curvas-1) then
	
	selection.offset(1,0).select
	
	dist6(qnt_curvas-1) = dist6(qnt_curvas-1) - dist6(i)
	selection.value = dist6(qnt_curvas-1)
	
	end if
	
    next i
    
 'Preenchendo dist7

Range("L15").Select

	dist7(qnt_curvas-1) = profundidade
	
		if qnt_curvas = 7 Then
	
		selection.value = profundidade
		dist7(i) = profundidade
		
		End if
    
    for i = 6 to (qnt_curvas-1)

    		if (x_h3(6) &lt; x_h1(i+1)) Then
    		'msgbox 1
    			selection.value = ((y_h0(i) * (x_h3(6) - x_h1(i+1)) + y_h1(i) * (0 - x_h3(6))) / (0 - x_h1(i+1))) / (90/profundidade)
    			
    			'Subtração das distancias
    			if i &gt; 0 then
    			
    				j = 0
    				
    				Do until j = i
    				
    					selection.value = selection.value - dist7(j)
    					
    					j = j + 1
    				
    				Loop
    			
    			end if 
    			
    			dist7(i) = selection.value	
    			 	   		
    		ElseIf (x_h3(6) &lt; x_h2(i+1)) Then
			'msgbox 2    	
    			selection.value = ((y_h1(i) * (x_h3(6) - x_h2(i+1)) + y_h2(i) * (x_h1(i+1) - x_h3(6))) / (x_h1(i+1) - x_h2(i+1))) / (90/profundidade)   					
    			
    			'Subtração das distancias
    			if i &gt; 0 then
    			
    				j = 0
    				
    				Do until j = i
    				
    					selection.value = selection.value - dist7(j)
    					j = j + 1
    				
    				Loop
    			
    			end if
    			
    			dist7(i) = selection.value
    	
 	   		ElseIf (x_h3(6) &lt; x_h3(i+1)) Then
			'msgbox 3    	
    			selection.value = ((y_h2(i) * (x_h3(6) - x_h3(i+1)) + y_h3(i) * (x_h2(i+1) - x_h3(6))) / (x_h2(i+1) - x_h3(i+1))) / (90/profundidade)
    		
    			'Subtração das distancias
    			if i &gt; 0 then
    			
    				j = 0
    				
    				Do until j = i
    				
    					selection.value = selection.value - dist7(j)
    					j = j + 1
    				
    				Loop
    			
    			end if
    			
    			dist7(i) = selection.value
    	
    		End if	
    
	if i &lt; (qnt_curvas-1) then
	
	selection.offset(1,0).select
	
	dist7(qnt_curvas-1) = dist7(qnt_curvas-1) - dist7(i)
	selection.value = dist7(qnt_curvas-1)
	
	end if
	
    next i

'Preenchendo dist8

Range("M16").Select

	dist8(qnt_curvas-1) = profundidade
	
		if qnt_curvas = 8 Then
	
		selection.value = profundidade
		dist8(i) = profundidade
		
		End if
    
    for i = 7 to (qnt_curvas-1)

    		if (x_h3(7) &lt; x_h1(i+1)) Then
    		'msgbox 1
    			selection.value = ((y_h0(i) * (x_h3(7) - x_h1(i+1)) + y_h1(i) * (0 - x_h3(7))) / (0 - x_h1(i+1))) / (90/profundidade)
    			
    			'Subtração das distancias
    			if i &gt; 0 then
    			
    				j = 0
    				
    				Do until j = i
    				
    					selection.value = selection.value - dist8(j)
    					
    					j = j + 1
    				
    				Loop
    			
    			end if 
    			
    			dist8(i) = selection.value	
    			 	   		
    		ElseIf (x_h3(7) &lt; x_h2(i+1)) Then
			'msgbox 2    	
    			selection.value = ((y_h1(i) * (x_h3(7) - x_h2(i+1)) + y_h2(i) * (x_h1(i+1) - x_h3(7))) / (x_h1(i+1) - x_h2(i+1))) / (90/profundidade)   					
    			
    			'Subtração das distancias
    			if i &gt; 0 then
    			
    				j = 0
    				
    				Do until j = i
    				
    					selection.value = selection.value - dist8(j)
    					j = j + 1
    				
    				Loop
    			
    			end if
    			
    			dist8(i) = selection.value
    	
 	   		ElseIf (x_h3(7) &lt; x_h3(i+1)) Then
			'msgbox 3    	
    			selection.value = ((y_h2(i) * (x_h3(7) - x_h3(i+1)) + y_h3(i) * (x_h2(i+1) - x_h3(7))) / (x_h2(i+1) - x_h3(i+1))) / (90/profundidade)
    		
    			'Subtração das distancias
    			if i &gt; 0 then
    			
    				j = 0
    				
    				Do until j = i
    				
    					selection.value = selection.value - dist8(j)
    					j = j + 1
    				
    				Loop
    			
    			end if
    			
    			dist8(i) = selection.value
    	
    		End if	
    
    if i &lt; (qnt_curvas-1) then
    
	selection.offset(1,0).select
	
	dist8(qnt_curvas-1) = dist8(qnt_curvas-1) - dist8(i)
	selection.value = dist8(qnt_curvas-1)
	
	end if
	
    next i

'Preenchendo dist9

Range("N17").Select

	dist9(qnt_curvas-1) = profundidade
	
		if qnt_curvas = 9 Then
	
		selection.value = profundidade
		dist9(i) = profundidade
		
		End if
    
    for i = 8 to (qnt_curvas-1)

    		if (x_h3(8) &lt; x_h1(i+1)) Then
    		'msgbox 1
    			selection.value = ((y_h0(i) * (x_h3(8) - x_h1(i+1)) + y_h1(i) * (0 - x_h3(8))) / (0 - x_h1(i+1))) / (90/profundidade)
    			
    			'Subtração das distancias
    			if i &gt; 0 then
    			
    				j = 0
    				
    				Do until j = i
    				
    					selection.value = selection.value - dist9(j)
    					
    					j = j + 1
    				
    				Loop
    			
    			end if 
    			
    			dist9(i) = selection.value	
    			 	   		
    		ElseIf (x_h3(8) &lt; x_h2(i+1)) Then
			'msgbox 2    	
    			selection.value = ((y_h1(i) * (x_h3(8) - x_h2(i+1)) + y_h2(i) * (x_h1(i+1) - x_h3(8))) / (x_h1(i+1) - x_h2(i+1))) / (90/profundidade)   					
    			
    			'Subtração das distancias
    			if i &gt; 0 then
    			
    				j = 0
    				
    				Do until j = i
    				
    					selection.value = selection.value - dist9(j)
    					j = j + 1
    				
    				Loop
    			
    			end if
    			
    			dist9(i) = selection.value
    	
 	   		ElseIf (x_h3(8) &lt; x_h3(i+1)) Then
			'msgbox 3    	
    			selection.value = ((y_h2(i) * (x_h3(8) - x_h3(i+1)) + y_h3(i) * (x_h2(i+1) - x_h3(8))) / (x_h2(i+1) - x_h3(i+1))) / (90/profundidade)
    		
    			'Subtração das distancias
    			if i &gt; 0 then
    			
    				j = 0
    				
    				Do until j = i
    				
    					selection.value = selection.value - dist9(j)
    					j = j + 1
    				
    				Loop
    			
    			end if
    			
    			dist9(i) = selection.value
    	
    		End if	
    
    if i &lt; (qnt_curvas-1) then
    
	selection.offset(1,0).select
	
	dist9(qnt_curvas-1) = dist9(qnt_curvas-1) - dist9(i)
	selection.value = dist9(qnt_curvas-1)
	
	end if
	
    next i

'Preenchendo dist10

Range("O18").Select

	dist10(qnt_curvas-1) = profundidade
	
		if qnt_curvas = 10 Then
	
		selection.value = profundidade
		dist10(i) = profundidade
		
		End if
    
    for i = 9 to (qnt_curvas-1)

    		if (x_h3(9) &lt; x_h1(i+1)) Then
    		'msgbox 1
    			selection.value = ((y_h0(i) * (x_h3(9) - x_h1(i+1)) + y_h1(i) * (0 - x_h3(9))) / (0 - x_h1(i+1))) / (90/profundidade)
    			
    			'Subtração das distancias
    			if i &gt; 0 then
    			
    				j = 0
    				
    				Do until j = i
    				
    					selection.value = selection.value - dist10(j)
    					
    					j = j + 1
    				
    				Loop
    			
    			end if 
    			
    			dist10(i) = selection.value	
    			 	   		
    		ElseIf (x_h3(9) &lt; x_h2(i+1)) Then
			'msgbox 2    	
    			selection.value = ((y_h1(i) * (x_h3(9) - x_h2(i+1)) + y_h2(i) * (x_h1(i+1) - x_h3(9))) / (x_h1(i+1) - x_h2(i+1))) / (90/profundidade)   					
    			
    			'Subtração das distancias
    			if i &gt; 0 then
    			
    				j = 0
    				
    				Do until j = i
    				
    					selection.value = selection.value - dist10(j)
    					j = j + 1
    				
    				Loop
    			
    			end if
    			
    			dist10(i) = selection.value
    	
 	   		ElseIf (x_h3(9) &lt; x_h3(i+1)) Then
			'msgbox 3    	
    			selection.value = ((y_h2(i) * (x_h3(9) - x_h3(i+1)) + y_h3(i) * (x_h2(i+1) - x_h3(9))) / (x_h2(i+1) - x_h3(i+1))) / (90/profundidade)
    		
    			'Subtração das distancias
    			if i &gt; 0 then
    			
    				j = 0
    				
    				Do until j = i
    				
    					selection.value = selection.value - dist10(j)
    					j = j + 1
    				
    				Loop
    			
    			end if
    			
    			dist10(i) = selection.value
    	
    		End if	
   
    if i &lt; (qnt_curvas-1) then
    
	selection.offset(1,0).select
	
	dist10(qnt_curvas-1) = dist10(qnt_curvas-1) - dist10(i)
	selection.value = dist10(qnt_curvas-1)
	
	end if
	
    next i    
 
'-----------------------------------------------------------------------------------------------------------------------------------------------

'Cálculo de Rt's

 Range("B8").Select
 
 rt1 = ef_curvas(0)
 rt2 = ef_curvas(1)
 rt3 = ef_curvas(2)
 rt4 = ef_curvas(3)
 rt5 = ef_curvas(4)
 rt6 = ef_curvas(5)
 rt7 = ef_curvas(6)
 rt8 = ef_curvas(7)
 rt9 = ef_curvas(8)
 rt10 = ef_curvas(9)


 
 'MsgBox "Rt7 " &amp; rt7
 
    
For i = 0 To (qnt_curvas - 1)
	
	'MsgBox "Rt1 " &amp; rt1
    rt1 = (dist1(i) * (ef_curvas(i + 1) - ef_curvas(i)) / (profundidade)) + rt1
    'MsgBox "dist1 " &amp; dist1(i)
    'MsgBox "Rt1 " &amp; rt1
    
    'MsgBox "Rt2 " &amp; rt2
    rt2 = (dist2(i+1) * (ef_curvas(i + 2) - ef_curvas(i + 1)) / (profundidade)) + rt2
    'MsgBox "Rt2 " &amp; rt2
    
    rt3 = (dist3(i+2) * (ef_curvas(i + 3) - ef_curvas(i + 2)) / (profundidade)) + rt3
    'MsgBox "Rt3 " &amp; rt3
    
    rt4 = (dist4(i+3) * (ef_curvas(i + 4) - ef_curvas(i + 3)) / (profundidade)) + rt4
    'MsgBox "Rt4 " &amp; rt4
    
    rt5 = (dist5(i+4) * (ef_curvas(i + 5) - ef_curvas(i + 4)) / (profundidade)) + rt5
    'MsgBox "Rt5 " &amp; rt5
    
    
        '6 curvas
        If (qnt_curvas = 6) Then
        
            rt6 = 100
            'MsgBox "Rt6 " &amp; rt6
            
        ElseIf (qnt_curvas &gt; 6) Then
        
            rt6 = (dist6(i+5) * (ef_curvas(i + 6) - ef_curvas(i + 5)) / (profundidade)) + rt6
            'MsgBox "dist6 " &amp; dist6(i) &amp; "ef_curvas " &amp; ef_curvas(i + 6)
        
        End If
        
        '7 curvas
        If (qnt_curvas = 7) Then
        	'msgbox dist7(0)
            rt7 = 100
            
        ElseIf (qnt_curvas &gt; 7) Then
        
            rt7 = (dist7(i+6) * (ef_curvas(i + 7) - ef_curvas(i + 6)) / (profundidade)) + rt7
        
        End If
        
        '8 curvas
        If (qnt_curvas = 8) Then
        
            rt8 = 100
            
        ElseIf (qnt_curvas &gt; 8) Then
        
            rt8 = (dist8(i+7) * (ef_curvas(i + 8) - ef_curvas(i + 7)) / (profundidade)) + rt8
        
        End If
        
        '9 curvas
        If (qnt_curvas = 9) Then
        
            rt9 = 100
            
        ElseIf (qnt_curvas &gt; 9) Then
        
            rt9 = (dist9(i+8) * (ef_curvas(i + 9) - ef_curvas(i + 8)) / (profundidade)) + rt9
            rt10 = 100
        
        End If
        
    
    

Next i
    

Range("B8") = rt1
Range("B9") = rt2
Range("B10") = rt3
Range("B11") = rt4
Range("B12") = rt5
Range("B13") = rt6

    If (qnt_curvas &gt; 6) Then
    
        Range("B14") = rt7
    
    End If
    
    If (qnt_curvas &gt; 7) Then
    
        Range("B15") = rt8
    
    End If
    
    If (qnt_curvas &gt; 8) Then
    
        Range("B16") = rt9
    
    End If
    
    If (qnt_curvas &gt; 9) Then
    
        Range("B17") = rt10
    
    End If
    
Range("B8").Select

    For i = 0 To (qnt_curvas - 1)
    
        rt(i) = Selection.Value
        
        Selection.Offset(1, 0).Select
    
    Next i

    
'---------------------------------------------------------------------------------------------------------------------------------------------
    
Sheets("Dados").Select

Range("K17:N26").Select
Selection.ClearContents

Range("K17").Select

For i = 0 To (qnt_curvas - 1)

Selection.Value = ef_curvas(i)

Selection.Offset(0, 1) = tempo_sed(i)

Selection.Offset(0, 2) = profundidade / (tempo_sed(i) / 60)
vs(i) = Selection.Offset(0, 2)

Selection.Offset(0, 3) = rt(i)

Selection.Offset(1, 0).Select


Next i

'Para o programa se a eficiencia desejada for menor que o menor Rt%

Range("N17").Select
    
If eficiencia &lt; Selection.Value Then
        
    MsgBox "A eficiência desejada deve ser maior que " &amp; FormatNumber(Selection.Value, 4) &amp; "%", 16
    Exit Sub
        
End If


Range("A1").Select

'-----------------------------------------------------------------------------------------------------------------------------------------------

'REGRESSÃO POLINOMIAL DE 2º GRAU


Sheets("2º_Grau").Select

'Apaga gráfico

For Each grafico In ActiveSheet.Shapes

    If grafico.Type = msoChart Then
    
        grafico.Delete
    
    End If

Next grafico

    Range("A4:B13").Select
    Selection.ClearContents

'Apaga valores antigos e tira negrito e cor vermelha

    Range("R4:S14").Select
    Selection.ClearContents
    Selection.Font.Bold = True
    Selection.Font.Bold = False
    With Selection.Font
        .ColorIndex = xlAutomatic
        ''.TintAndShade = 0
    End With



Range("A3") = "Vs (m/h)"
Range("B3") = "Rt (%)"


'Borda da célula

    Range("A3:B3").Select
    Application.CutCopyMode = False
    Selection.Borders(xlDiagonalDown).LineStyle = xlNone
    Selection.Borders(xlDiagonalUp).LineStyle = xlNone
    With Selection.Borders(xlEdgeLeft)
        .LineStyle = xlContinuous
        .ColorIndex = 0
        ''.TintAndShade = 0
        .Weight = xlThin
    End With
    With Selection.Borders(xlEdgeTop)
        .LineStyle = xlContinuous
        .ColorIndex = 0
        ''.TintAndShade = 0
        .Weight = xlThin
    End With
    With Selection.Borders(xlEdgeBottom)
        .LineStyle = xlContinuous
        .ColorIndex = 0
        ''.TintAndShade = 0
        .Weight = xlThin
    End With
    With Selection.Borders(xlEdgeRight)
        .LineStyle = xlContinuous
        .ColorIndex = 0
        ''.TintAndShade = 0
        .Weight = xlThin
    End With
    With Selection.Borders(xlInsideVertical)
        .LineStyle = xlContinuous
        .ColorIndex = 0
        ''.TintAndShade = 0
        .Weight = xlThin
    End With
    With Selection.Borders(xlInsideHorizontal)
        .LineStyle = xlContinuous
        .ColorIndex = 0
        ''.TintAndShade = 0
        .Weight = xlThin
    End With
    With Selection
        .HorizontalAlignment = xlCenter

    End With
    Selection.Font.Bold = True
    
    
Range("A4").Select

'Preenchendo as colunas
For i = 0 To (qnt_curvas - 1)

    Selection.Value = vs(i)
    Selection.Offset(0, 1) = rt(i)
    
    Selection.Offset(1, 0).Select

Next i


'Calculo de x², x¹ e x°

Range("D3").Select

If qnt_curvas = 6 Then 'Para 6 curvas

    For i = 0 To (qnt_curvas - 1)

        If i = 0 Or i = 2 Or i = (qnt_curvas - 1) Then
        
            Selection.Value = vs(i) ^ 2
            Selection.Offset(0, 1) = vs(i) ^ 1
            Selection.Offset(0, 2) = vs(i) ^ 0
            
            Selection.Offset(4, 4) = rt(i)
            
            Selection.Offset(1, 0).Select
        
        End If

    Next i

ElseIf qnt_curvas = 7 Or qnt_curvas = 8 Then 'Para 7 ou 8 curvas

    For i = 0 To (qnt_curvas - 1)

        If i = 0 Or i = 3 Or i = (qnt_curvas - 1) Then
        
            Selection.Value = vs(i) ^ 2
            Selection.Offset(0, 1) = vs(i) ^ 1
            Selection.Offset(0, 2) = vs(i) ^ 0
            
            Selection.Offset(4, 4) = rt(i)
            
            Selection.Offset(1, 0).Select
        
        End If

    Next i
    
ElseIf qnt_curvas = 9 Or qnt_curvas = 10 Then 'Para 9 ou 10 curvas

    For i = 0 To (qnt_curvas - 1)

        If i = 0 Or i = 4 Or i = (qnt_curvas - 1) Then
        
            Selection.Value = vs(i) ^ 2
            Selection.Offset(0, 1) = vs(i) ^ 1
            Selection.Offset(0, 2) = vs(i) ^ 0
            
            Selection.Offset(4, 4) = rt(i)
            
            Selection.Offset(1, 0).Select
        
        End If

    Next i


End If 'Fim Todas as curvas
    
'Matriz Inversa


Range ("D7:F9").select
Selection.formulaarray = "=MATRIZ.INVERSO(D3:F5)"


'Multiplicação A^-1 * B

Range("D11:D13").Select
Selection.FormulaArray = "=MATRIZ.MULT(D7:F9;H7:H9)"





'Coeficientes a,b e c

Dim coef2(2), vs_final2, rt_final2 As Double

Range("D11").Select

For i = 0 To 2

    coef2(i) = Selection.Value
    Selection.Offset(1, 0).Select

Next i

'Encontrando Vs final

Range("R3") = "Vs (m/h)"
Range("S3") = "Rt (%)"


'Borda da célula

    Range("R3:S3").Select
    Application.CutCopyMode = False
    Selection.Borders(xlDiagonalDown).LineStyle = xlNone
    Selection.Borders(xlDiagonalUp).LineStyle = xlNone
    With Selection.Borders(xlEdgeLeft)
        .LineStyle = xlContinuous
        .ColorIndex = 0
        ''.TintAndShade = 0
        .Weight = xlThin
    End With
    With Selection.Borders(xlEdgeTop)
        .LineStyle = xlContinuous
        .ColorIndex = 0
        ''.TintAndShade = 0
        .Weight = xlThin
    End With
    With Selection.Borders(xlEdgeBottom)
        .LineStyle = xlContinuous
        .ColorIndex = 0
        ''.TintAndShade = 0
        .Weight = xlThin
    End With
    With Selection.Borders(xlEdgeRight)
        .LineStyle = xlContinuous
        .ColorIndex = 0
        ''.TintAndShade = 0
        .Weight = xlThin
    End With
    With Selection.Borders(xlInsideVertical)
        .LineStyle = xlContinuous
        .ColorIndex = 0
        ''.TintAndShade = 0
        .Weight = xlThin
    End With
    With Selection.Borders(xlInsideHorizontal)
        .LineStyle = xlContinuous
        .ColorIndex = 0
        ''.TintAndShade = 0
        .Weight = xlThin
    End With
    With Selection
        .HorizontalAlignment = xlCenter

    End With
    Selection.Font.Bold = True

Range("R4").Select

For i = 0 To (qnt_curvas-1)

Selection.Value = vs(i)
Selection.Offset(0, 1) = coef2(0) * vs(i) ^ 2 + coef2(1) * vs(i) + coef2(2)
Selection.Offset(1, 0).Select
    
'Selection.Offset(1, 0).Select

Next i

Range("R4").Select

For i = 0 To (qnt_curvas - 1)

    If Selection.offset(0,1) &lt; eficiencia Then
    
        Range("R14") = Selection.value
        'msgbox Range("R14")
    
    End If
    
    Selection.Offset(1, 0).Select

Next i

vs_final2 = Range("R14")
rt_final2 = 0

Range("R14").Select

Do Until rt_final2 &gt; eficiencia
        
    rt_final2 = coef2(0) * vs_final2 ^ 2 + coef2(1) * vs_final2 + coef2(2)
            
    If rt_final2 &gt; eficiencia Then
            
        Selection.Value = vs_final2
        Selection.Offset(0, 1) = rt_final2

                
    End If
            
    vs_final2 = vs_final2 - 0.00001 'Precisão da Vs
        
Loop
    
'Trazer valor encontrado para Vs proximo dos outros valores

Range("R14").select

Do until selection.offset (-1,0) &lt;&gt; ""

selection.offset(-1,0) = selection.value
selection.value = ""
selection.offset(-1,0).select	

Loop

Do until selection.value &lt; selection.offset(-1,0)

	aux = selection.value
	selection.value = selection.offset(-1,0)
	selection.offset(-1,0) = aux
	
	selection.offset(-1,0).select

loop

Range("S14").select

Do until selection.offset (-1,0) &lt;&gt; ""

selection.offset(-1,0) = selection.value
selection.value = ""
selection.offset(-1,0).select	

Loop

Do until selection.value &gt; selection.offset(-1,0)

	aux = selection.value
	selection.value = selection.offset(-1,0)
	selection.offset(-1,0) = aux
	
	selection.offset(-1,0).select

loop

'Ordenar em Vs em ordem crescente

'Gráfico

 ' insere um gráfico de colunas
 
 'Dim oRet As New com.sun.star.awt.Rectangle
 'Dim oEndExt(0) As New com.sun.star.table.CellRangeAddress
 'Dim oGraficos As Object
 'Dim sNome as String
 
 
 ' define o nome do gráfico
 sNome = "Trimestral"
 
 ' define o endereço da extensão de células com os dados
 oEndExt(0).Sheet = 2
 oEndExt(0).StartColumn = 0
 oEndExt(0).StartRow = 0
 oEndExt(0).EndColumn = 0
 oEndExt(0).EndRow = 0
 ' define a área do gráfico
 oRet.X = 7500
 oRet.Y = 1000
 oRet.Width = 20000
 oRet.Height = 12000
 
'Dim oDoc As Object
'Dim Charts As Object
'Dim Chart as Object
	
oDoc = ThisComponent
oGraficos = oDoc.getSheets().getByName("2º_Grau").Charts
 
 ' obtém a coleção de gráficos da Planilha1
 'oGraficos = oPlanilha.Charts
 ' adiciona um gráfico à coleção
 oGraficos.addNewByName(sNome, oRet, oEndExt(), True, True)
 ' define as propriedades(Titulo)
 'oGraf = oGraficos.getByName(sNome).getEmbeddedObject()
 'oGraf.Title.String = "Faturamento Trimestral"
 'oGraf.HasSubTitle = True
 'oGraf.SubTitle.String = "Ano 2003"
 
 ' Criando um gráfico do tipo Pizza
'Dim oExtPizza(0) As New com.sun.star.table.CellRangeAddress
'
'MsgBox "OK para uma Pizza"
' remove o gráfico de barras

oGraficos.removeByName(sNome)


sNome = "Grau2"

' define o endereço da extensão de células com legendas
oExtPizza(0).Sheet = 2
oExtPizza(0).StartColumn = 17
oExtPizza(0).StartRow = 2
oExtPizza(0).EndColumn = 18
oExtPizza(0).EndRow = 13
	
' adiciona um gráfico à coleção
oGraficos.addNewByName(sNome, oRet, oExtPizza(), True, True)
' define as propriedades
oGraf = oGraficos.getByName(sNome).getEmbeddedObject()
oGraf.Diagram = oGraf.createInstance("com.sun.star.chart.XYDiagram")
'oGraf.Diagram.DataRowSource = com.sun.star.chart.ChartDataRowSource.ROWS
oGraf.Title.String = "Equação Polinomial de 2º Grau"
oGraf.HasSubTitle = True

if coef2(1) &gt;= 0 Then

	if coef2(2) &gt;= 0 Then
	
		oGraf.SubTitle.String = coef2(0) &amp; " x² + " &amp; coef2(1) &amp; " x + " &amp; coef2(2)
	
	Else: oGraf.SubTitle.String = coef2(0) &amp; " x² + " &amp; coef2(1) &amp; " x " &amp; coef2(2)
	
	End if

Elseif coef2(1) &lt; 0 Then

	if coef2(2) &gt;= 0 Then
	
		oGraf.SubTitle.String = coef2(0) &amp; " x² " &amp; coef2(1) &amp; " x + " &amp; coef2(2)
	
	Else: oGraf.SubTitle.String = coef2(0) &amp; " x² " &amp; coef2(1) &amp; " x " &amp; coef2(2)
	
	End if

End if

'oGraf.SubTitle.String = coef2(0) &amp; " x² " &amp; coef2(1) &amp; " x " &amp; coef2(2)
oGraf.Diagram.SplineType = 1
    
'Apaga matrizes e coeficientes

Range("D3:H13").Select
Selection.ClearContents

Range("A1").Select


'---------------------------------------------------------------------------------------------------------------------------------------------

'REGRESSÃO POLINOMIAL DE 3º GRAU

Sheets("3º_Grau").Select

'Apaga gráfico

For Each grafico In ActiveSheet.Shapes

    If grafico.Type = msoChart Then
    
        grafico.Delete
    
    End If

Next grafico

Range("A4:B13").Select
Selection.ClearContents

'Apaga valores antigos e tira negrito e cor vermelha

    Range("R4:S14").Select
    Selection.ClearContents
    Selection.Font.Bold = True
    Selection.Font.Bold = False
    With Selection.Font
        .ColorIndex = xlAutomatic
        '.TintAndShade = 0
    End With
    
Range("A3") = "Vs (m/h)"
Range("B3") = "Rt (%)"


'Borda da célula

    Range("A3:B3").Select
    Application.CutCopyMode = False
    Selection.Borders(xlDiagonalDown).LineStyle = xlNone
    Selection.Borders(xlDiagonalUp).LineStyle = xlNone
    With Selection.Borders(xlEdgeLeft)
        .LineStyle = xlContinuous
        .ColorIndex = 0
        '.TintAndShade = 0
        .Weight = xlThin
    End With
    With Selection.Borders(xlEdgeTop)
        .LineStyle = xlContinuous
        .ColorIndex = 0
        '.TintAndShade = 0
        .Weight = xlThin
    End With
    With Selection.Borders(xlEdgeBottom)
        .LineStyle = xlContinuous
        .ColorIndex = 0
        '.TintAndShade = 0
        .Weight = xlThin
    End With
    With Selection.Borders(xlEdgeRight)
        .LineStyle = xlContinuous
        .ColorIndex = 0
        '.TintAndShade = 0
        .Weight = xlThin
    End With
    With Selection.Borders(xlInsideVertical)
        .LineStyle = xlContinuous
        .ColorIndex = 0
        '.TintAndShade = 0
        .Weight = xlThin
    End With
    With Selection.Borders(xlInsideHorizontal)
        .LineStyle = xlContinuous
        .ColorIndex = 0
        '.TintAndShade = 0
        .Weight = xlThin
    End With
    With Selection
        .HorizontalAlignment = xlCenter

    End With
    Selection.Font.Bold = True
    
    
Range("A4").Select

'Preenchendo as colunas
For i = 0 To (qnt_curvas - 1)

    Selection.Value = vs(i)
    Selection.Offset(0, 1) = rt(i)
    
    Selection.Offset(1, 0).Select

Next i


'Calculo de x², x¹ e x°

Range("D3").Select

If qnt_curvas = 6 Then 'Para 6 curvas

    For i = 0 To (qnt_curvas - 1)

        If i = 0 Or i = 1 Or i = 3 Or i = (qnt_curvas - 1) Then
        
            Selection.Value = vs(i) ^ 3
            Selection.Offset(0, 1) = vs(i) ^ 2
            Selection.Offset(0, 2) = vs(i) ^ 1
            Selection.Offset(0, 3) = vs(i) ^ 0
            
            Selection.Offset(5, 5) = rt(i)
            
            Selection.Offset(1, 0).Select
        
        End If

    Next i

ElseIf qnt_curvas = 7 Or qnt_curvas = 8 Then 'Para 7 ou 8 curvas

    For i = 0 To (qnt_curvas - 1)

        If i = 0 Or i = 2 Or i = 4 Or i = (qnt_curvas - 1) Then
        
            Selection.Value = vs(i) ^ 3
            Selection.Offset(0, 1) = vs(i) ^ 2
            Selection.Offset(0, 2) = vs(i) ^ 1
            Selection.Offset(0, 3) = vs(i) ^ 0
            
            Selection.Offset(5, 5) = rt(i)
            
            Selection.Offset(1, 0).Select
        
        End If

    Next i
    
ElseIf qnt_curvas = 9 Or qnt_curvas = 10 Then 'Para 9 ou 10 curvas

    For i = 0 To (qnt_curvas - 1)

        If i = 0 Or i = 2 Or i = 5 Or i = (qnt_curvas - 1) Then
        
            Selection.Value = vs(i) ^ 3
            Selection.Offset(0, 1) = vs(i) ^ 2
            Selection.Offset(0, 2) = vs(i) ^ 1
            Selection.Offset(0, 3) = vs(i) ^ 0
            
            Selection.Offset(5, 5) = rt(i)
            
            Selection.Offset(1, 0).Select
        
        End If

    Next i


End If 'Fim Todas as curvas

'Matriz Inversa


Range ("D8:G11").select
Selection.formulaarray = "=MATRIZ.INVERSO(D3:G6)"


'Multiplicação A^-1 * B

Range("D13:D16").Select
Selection.FormulaArray = "=MATRIZ.MULT(D8:G11;I8:I11)"

'Coeficientes a,b,c e d

Dim coef3(3), vs_final3, rt_final3 As Double

Range("D13").Select

For i = 0 To 3

    coef3(i) = Selection.Value
    Selection.Offset(1, 0).Select

Next i

'Encontrando Vs final

Range("R3") = "Vs (m/h)"
Range("S3") = "Rt (%)"


'Borda da célula

    Range("R3:S3").Select
    Application.CutCopyMode = False
    Selection.Borders(xlDiagonalDown).LineStyle = xlNone
    Selection.Borders(xlDiagonalUp).LineStyle = xlNone
    With Selection.Borders(xlEdgeLeft)
        .LineStyle = xlContinuous
        .ColorIndex = 0
        '.TintAndShade = 0
        .Weight = xlThin
    End With
    With Selection.Borders(xlEdgeTop)
        .LineStyle = xlContinuous
        .ColorIndex = 0
        '.TintAndShade = 0
        .Weight = xlThin
    End With
    With Selection.Borders(xlEdgeBottom)
        .LineStyle = xlContinuous
        .ColorIndex = 0
        '.TintAndShade = 0
        .Weight = xlThin
    End With
    With Selection.Borders(xlEdgeRight)
        .LineStyle = xlContinuous
        .ColorIndex = 0
        '.TintAndShade = 0
        .Weight = xlThin
    End With
    With Selection.Borders(xlInsideVertical)
        .LineStyle = xlContinuous
        .ColorIndex = 0
        '.TintAndShade = 0
        .Weight = xlThin
    End With
    With Selection.Borders(xlInsideHorizontal)
        .LineStyle = xlContinuous
        .ColorIndex = 0
        '.TintAndShade = 0
        .Weight = xlThin
    End With
    With Selection
        .HorizontalAlignment = xlCenter

    End With
    Selection.Font.Bold = True

Range("R4").Select

For i = 0 To (qnt_curvas - 1)

Selection.Value = vs(i)
Selection.Offset(0, 1) = coef3(0) * vs(i) ^ 3 + coef3(1) * vs(i) ^ 2 + coef3(2) * vs(i) + coef3(3)
Selection.Offset(1, 0).Select

Next i


Range("R4").Select

For i = 0 To (qnt_curvas - 1)

    If Selection.offset(0,1) &lt; eficiencia Then
    
        Range("R14") = Selection.value
    
    End If
    
    Selection.Offset(1, 0).Select

Next i

vs_final3 = Range("R14")
rt_final3 = 0

Range("R14").Select

Do Until rt_final3 &gt; eficiencia
        
    rt_final3 = coef3(0) * vs_final3 ^ 3 + coef3(1) * vs_final3 ^ 2 + coef3(2) * vs_final3 + coef3(3)
            
    If rt_final3 &gt; eficiencia Then
            
        Selection.Value = vs_final3
        Selection.Offset(0, 1) = rt_final3

                
    End If
            
    vs_final3 = vs_final3 - 0.00001 'Precisão da Vs
        
Loop

'Trazer valor encontrado para Vs proximo dos outros valores

Range("R14").select

Do until selection.offset (-1,0) &lt;&gt; ""

selection.offset(-1,0) = selection.value
selection.value = ""
selection.offset(-1,0).select	

Loop

Do until selection.value &lt; selection.offset(-1,0)

	aux = selection.value
	selection.value = selection.offset(-1,0)
	selection.offset(-1,0) = aux
	
	selection.offset(-1,0).select

loop

Range("S14").select

Do until selection.offset (-1,0) &lt;&gt; ""

selection.offset(-1,0) = selection.value
selection.value = ""
selection.offset(-1,0).select	

Loop

Do until selection.value &gt; selection.offset(-1,0)

	aux = selection.value
	selection.value = selection.offset(-1,0)
	selection.offset(-1,0) = aux
	
	selection.offset(-1,0).select

loop

'Ordenar em Vs em ordem crescente

'Gráfico

 ' insere um gráfico de colunas
 
 'Dim oRet As New com.sun.star.awt.Rectangle
 'Dim oEndExt(0) As New com.sun.star.table.CellRangeAddress
 'Dim oGraficos As Object
 'Dim sNome as String
 
 
 ' define o nome do gráfico
 sNome = "Trimestral"
 
 ' define o endereço da extensão de células com os dados
 oEndExt(0).Sheet = 3
 oEndExt(0).StartColumn = 0
 oEndExt(0).StartRow = 0
 oEndExt(0).EndColumn = 0
 oEndExt(0).EndRow = 0
 ' define a área do gráfico
 oRet.X = 7500
 oRet.Y = 1000
 oRet.Width = 20000
 oRet.Height = 12000
 
'Dim oDoc As Object
'Dim Charts As Object
'Dim Chart as Object
	
oDoc = ThisComponent
oGraficos = oDoc.getSheets().getByName("3º_Grau").Charts
 
 ' obtém a coleção de gráficos da Planilha1
 'oGraficos = oPlanilha.Charts
 ' adiciona um gráfico à coleção
 oGraficos.addNewByName(sNome, oRet, oEndExt(), False, False)
 ' define as propriedades(Titulo)
 'oGraf = oGraficos.getByName(sNome).getEmbeddedObject()
 'oGraf.Title.String = "Faturamento Trimestral"
 'oGraf.HasSubTitle = True
 'oGraf.SubTitle.String = "Ano 2003"
 
 ' Criando um gráfico do tipo Pizza
'Dim oExtPizza(0) As New com.sun.star.table.CellRangeAddress
'
'MsgBox "OK para uma Pizza"
' remove o gráfico de barras

oGraficos.removeByName(sNome)


sNome = "Grau3"

' define o endereço da extensão de células com legendas
oExtPizza(0).Sheet = 3
oExtPizza(0).StartColumn = 17
oExtPizza(0).StartRow = 2
oExtPizza(0).EndColumn = 18
oExtPizza(0).EndRow = 13
	
' adiciona um gráfico à coleção
oGraficos.addNewByName(sNome, oRet, oExtPizza(), True, True)
' define as propriedades
oGraf = oGraficos.getByName(sNome).getEmbeddedObject()
oGraf.Diagram = oGraf.createInstance("com.sun.star.chart.XYDiagram")
'oGraf.Diagram.DataRowSource = com.sun.star.chart.ChartDataRowSource.ROWS
oGraf.Title.String = "Equação Polinomial de 3º Grau"
oGraf.HasSubTitle = True

if coef3(1) &gt;= 0 Then

	if coef3(2) &gt;= 0 Then
	
		if coef3(3) &gt;= 0 Then
	
			oGraf.SubTitle.String = coef3(0) &amp; " x³ + " &amp; coef3(1) &amp; " x² + " &amp; coef3(2) &amp; " x + " &amp; coef3(3)
		
		Else: oGraf.SubTitle.String = coef3(0) &amp; " x³ + " &amp; coef3(1) &amp; " x² + " &amp; coef3(2) &amp; " x " &amp; coef3(3)
		
		End if
			
	Elseif coef3(2) &lt; 0 Then
	
		if coef3(3) &gt;= 0 Then
	
			oGraf.SubTitle.String = coef3(0) &amp; " x³ + " &amp; coef3(1) &amp; " x² " &amp; coef3(2) &amp; " x + " &amp; coef3(3)
		
		Else: oGraf.SubTitle.String = coef3(0) &amp; " x³ + " &amp; coef3(1) &amp; " x² " &amp; coef3(2) &amp; " x " &amp; coef3(3)
		
		End if
	
	End if

Elseif coef3(1) &lt; 0 Then

	if coef3(2) &gt;= 0 Then
	
		if coef3(3) &gt;= 0 Then
	
			oGraf.SubTitle.String = coef3(0) &amp; " x³ " &amp; coef3(1) &amp; " x² + " &amp; coef3(2) &amp; " x + " &amp; coef3(3)
		
		Else: oGraf.SubTitle.String = coef3(0) &amp; " x³ " &amp; coef3(1) &amp; " x² + " &amp; coef3(2) &amp; " x " &amp; coef3(3)
		
		End if
			
	Elseif coef3(2) &lt; 0 Then
	
		if coef3(3) &gt;= 0 Then
	
			oGraf.SubTitle.String = coef3(0) &amp; " x³ " &amp; coef3(1) &amp; " x² " &amp; coef3(2) &amp; " x + " &amp; coef3(3)
		
		Else: oGraf.SubTitle.String = coef3(0) &amp; " x³ " &amp; coef3(1) &amp; " x² " &amp; coef3(2) &amp; " x " &amp; coef3(3)
		
		End if
	
	End if

End if

'oGraf.SubTitle.String = coef2(0) &amp; " x² " &amp; coef2(1) &amp; " x " &amp; coef2(2)
oGraf.Diagram.SplineType = 1
    
'Apaga matrizes e coeficientes

Range("D3:I16").Select
Selection.ClearContents

Range("A1").Select

'----------------------------------------------------------------------------------------------------------------------------------------------

Sheets("4º_Grau").Select

'Apaga gráfico

For Each grafico In ActiveSheet.Shapes

    If grafico.Type = msoChart Then
    
        grafico.Delete
    
    End If

Next grafico

    Range("A4:B13").Select
    Selection.ClearContents

'Apaga valores antigos e tira negrito e cor vermelha

    Range("R4:S14").Select
    Selection.ClearContents
    Selection.Font.Bold = True
    Selection.Font.Bold = False
    With Selection.Font
        .ColorIndex = xlAutomatic
        '.TintAndShade = 0
    End With



Range("A3") = "Vs (m/h)"
Range("B3") = "Rt (%)"


'Borda da célula

    Range("A3:B3").Select
    Application.CutCopyMode = False
    Selection.Borders(xlDiagonalDown).LineStyle = xlNone
    Selection.Borders(xlDiagonalUp).LineStyle = xlNone
    With Selection.Borders(xlEdgeLeft)
        .LineStyle = xlContinuous
        .ColorIndex = 0
        '.TintAndShade = 0
        .Weight = xlThin
    End With
    With Selection.Borders(xlEdgeTop)
        .LineStyle = xlContinuous
        .ColorIndex = 0
        '.TintAndShade = 0
        .Weight = xlThin
    End With
    With Selection.Borders(xlEdgeBottom)
        .LineStyle = xlContinuous
        .ColorIndex = 0
        '.TintAndShade = 0
        .Weight = xlThin
    End With
    With Selection.Borders(xlEdgeRight)
        .LineStyle = xlContinuous
        .ColorIndex = 0
        '.TintAndShade = 0
        .Weight = xlThin
    End With
    With Selection.Borders(xlInsideVertical)
        .LineStyle = xlContinuous
        .ColorIndex = 0
        '.TintAndShade = 0
        .Weight = xlThin
    End With
    With Selection.Borders(xlInsideHorizontal)
        .LineStyle = xlContinuous
        .ColorIndex = 0
        '.TintAndShade = 0
        .Weight = xlThin
    End With
    With Selection
        .HorizontalAlignment = xlCenter

    End With
    Selection.Font.Bold = True
    
    
Range("A4").Select

'Preenchendo as colunas
For i = 0 To (qnt_curvas - 1)

    Selection.Value = vs(i)
    Selection.Offset(0, 1) = rt(i)
    
    Selection.Offset(1, 0).Select

Next i

'Calculo de x², x¹ e x°

Range("D3").Select

If qnt_curvas = 6 Then 'Para 6 curvas

    For i = 0 To (qnt_curvas - 1)

        If i = 0 Or i = 1 Or i = 2 Or i = 4 Or i = (qnt_curvas - 1) Then
        
            Selection.Value = vs(i) ^ 4
            Selection.Offset(0, 1) = vs(i) ^ 3
            Selection.Offset(0, 2) = vs(i) ^ 2
            Selection.Offset(0, 3) = vs(i) ^ 1
            Selection.Offset(0, 4) = vs(i) ^ 0
            
            Selection.Offset(6, 6) = rt(i)
            
            Selection.Offset(1, 0).Select
        
        End If

    Next i

ElseIf qnt_curvas = 7 Or qnt_curvas = 8 Then 'Para 7 ou 8 curvas

    For i = 0 To (qnt_curvas - 1)

        If i = 0 Or i = 1 Or i = 3 Or i = 4 Or i = (qnt_curvas - 1) Then
        
            Selection.Value = vs(i) ^ 4
            Selection.Offset(0, 1) = vs(i) ^ 3
            Selection.Offset(0, 2) = vs(i) ^ 2
            Selection.Offset(0, 3) = vs(i) ^ 1
            Selection.Offset(0, 4) = vs(i) ^ 0
            
            Selection.Offset(6, 6) = rt(i)
            
            Selection.Offset(1, 0).Select
        
        End If

    Next i
    
ElseIf qnt_curvas = 9 Or qnt_curvas = 10 Then 'Para 9 ou 10 curvas

    For i = 0 To (qnt_curvas - 1)

        If i = 0 Or i = 1 Or i = 3 Or i = 5 Or i = (qnt_curvas - 1) Then
        
            Selection.Value = vs(i) ^ 4
            Selection.Offset(0, 1) = vs(i) ^ 3
            Selection.Offset(0, 2) = vs(i) ^ 2
            Selection.Offset(0, 3) = vs(i) ^ 1
            Selection.Offset(0, 4) = vs(i) ^ 0
            
            Selection.Offset(6, 6) = rt(i)
            
            Selection.Offset(1, 0).Select
        
        End If

    Next i


End If 'Fim Todas as curvas

'Matriz Inversa


Range ("D9:H13").select
Selection.formulaarray = "=MATRIZ.INVERSO(D3:H7)"


'Multiplicação A^-1 * B

Range("D15:D19").Select
Selection.FormulaArray = "=MATRIZ.MULT(D9:H13;J9:J13)"

'Coeficientes a,b,c,d e e.

Dim coef4(4), vs_final4, rt_final4 As Double

Range("D15").Select

For i = 0 To 4

    coef4(i) = Selection.Value
    Selection.Offset(1, 0).Select

Next i

'Encontrando Vs final

Range("R3") = "Vs (m/h)"
Range("S3") = "Rt (%)"


'Borda da célula

    Range("R3:S3").Select
    Application.CutCopyMode = False
    Selection.Borders(xlDiagonalDown).LineStyle = xlNone
    Selection.Borders(xlDiagonalUp).LineStyle = xlNone
    With Selection.Borders(xlEdgeLeft)
        .LineStyle = xlContinuous
        .ColorIndex = 0
        '.TintAndShade = 0
        .Weight = xlThin
    End With
    With Selection.Borders(xlEdgeTop)
        .LineStyle = xlContinuous
        .ColorIndex = 0
        '.TintAndShade = 0
        .Weight = xlThin
    End With
    With Selection.Borders(xlEdgeBottom)
        .LineStyle = xlContinuous
        .ColorIndex = 0
        '.TintAndShade = 0
        .Weight = xlThin
    End With
    With Selection.Borders(xlEdgeRight)
        .LineStyle = xlContinuous
        .ColorIndex = 0
        '.TintAndShade = 0
        .Weight = xlThin
    End With
    With Selection.Borders(xlInsideVertical)
        .LineStyle = xlContinuous
        .ColorIndex = 0
        '.TintAndShade = 0
        .Weight = xlThin
    End With
    With Selection.Borders(xlInsideHorizontal)
        .LineStyle = xlContinuous
        .ColorIndex = 0
        '.TintAndShade = 0
        .Weight = xlThin
    End With
    With Selection
        .HorizontalAlignment = xlCenter

    End With
    Selection.Font.Bold = True

Range("R4").Select

For i = 0 To (qnt_curvas - 1)

Selection.Value = vs(i)
Selection.Offset(0, 1) = coef4(0) * vs(i) ^ 4 + coef4(1) * vs(i) ^ 3 + coef4(2) * vs(i) ^ 2 + coef4(3) * vs(i) + coef4(4)
Selection.Offset(1, 0).Select

Next i


Range("R4").Select

For i = 0 To (qnt_curvas - 1)

    If Selection.offset(0,1) &lt; eficiencia Then
    
        Range("R14") = Selection.value
    
    End If
    
    Selection.Offset(1, 0).Select

Next i

vs_final4 = Range("R14")
rt_final4 = 0

Range("R14").Select

Do Until rt_final4 &gt; eficiencia
        
    rt_final4 = coef4(0) * vs_final4 ^ 4 + coef4(1) * vs_final4 ^ 3 + coef4(2) * vs_final4 ^ 2 + coef4(3) * vs_final4 + coef4(4)
            
    If rt_final4 &gt; eficiencia Then
            
        Selection.Value = vs_final4
        Selection.Offset(0, 1) = rt_final4

                
    End If
            
    vs_final4 = vs_final4 - 0.00001 'Precisão da Vs
        
Loop

'Trazer valor encontrado para Vs proximo dos outros valores

Range("R14").select

Do until selection.offset (-1,0) &lt;&gt; ""

selection.offset(-1,0) = selection.value
selection.value = ""
selection.offset(-1,0).select	

Loop

Do until selection.value &lt; selection.offset(-1,0)

	aux = selection.value
	selection.value = selection.offset(-1,0)
	selection.offset(-1,0) = aux
	
	selection.offset(-1,0).select

loop

Range("S14").select

Do until selection.offset (-1,0) &lt;&gt; ""

selection.offset(-1,0) = selection.value
selection.value = ""
selection.offset(-1,0).select	

Loop

Do until selection.value &gt; selection.offset(-1,0)

	aux = selection.value
	selection.value = selection.offset(-1,0)
	selection.offset(-1,0) = aux
	
	selection.offset(-1,0).select

loop

'Ordenar em Vs em ordem crescente

'Gráfico

 ' insere um gráfico de colunas
 
 'Dim oRet As New com.sun.star.awt.Rectangle
 'Dim oEndExt(0) As New com.sun.star.table.CellRangeAddress
 'Dim oGraficos As Object
 'Dim sNome as String
 
 
 ' define o nome do gráfico
 sNome = "Trimestral"
 
 ' define o endereço da extensão de células com os dados
 oEndExt(0).Sheet = 3
 oEndExt(0).StartColumn = 0
 oEndExt(0).StartRow = 0
 oEndExt(0).EndColumn = 0
 oEndExt(0).EndRow = 0
 ' define a área do gráfico
 oRet.X = 7500
 oRet.Y = 1000
 oRet.Width = 20000
 oRet.Height = 12000
 
'Dim oDoc As Object
'Dim Charts As Object
'Dim Chart as Object
	
oDoc = ThisComponent
oGraficos = oDoc.getSheets().getByName("4º_Grau").Charts
 
 ' obtém a coleção de gráficos da Planilha1
 'oGraficos = oPlanilha.Charts
 ' adiciona um gráfico à coleção
 oGraficos.addNewByName(sNome, oRet, oEndExt(), True, True)
 ' define as propriedades(Titulo)
 'oGraf = oGraficos.getByName(sNome).getEmbeddedObject()
 'oGraf.Title.String = "Faturamento Trimestral"
 'oGraf.HasSubTitle = True
 'oGraf.SubTitle.String = "Ano 2003"
 
 ' Criando um gráfico do tipo Pizza
'Dim oExtPizza(0) As New com.sun.star.table.CellRangeAddress
'
'MsgBox "OK para uma Pizza"
' remove o gráfico de barras

oGraficos.removeByName(sNome)


sNome = "Grau4"

' define o endereço da extensão de células com legendas
oExtPizza(0).Sheet = 3
oExtPizza(0).StartColumn = 17
oExtPizza(0).StartRow = 2
oExtPizza(0).EndColumn = 18
oExtPizza(0).EndRow = 13
	
' adiciona um gráfico à coleção
oGraficos.addNewByName(sNome, oRet, oExtPizza(), True, True)
' define as propriedades
oGraf = oGraficos.getByName(sNome).getEmbeddedObject()
oGraf.Diagram = oGraf.createInstance("com.sun.star.chart.XYDiagram")
'oGraf.Diagram.DataRowSource = com.sun.star.chart.ChartDataRowSource.ROWS
oGraf.Title.String = "Equação Polinomial de 4º Grau"
oGraf.HasSubTitle = True

if coef4(1) &gt;= 0 Then

	if coef4(2) &gt;= 0 Then
	
		if coef4(3) &gt;= 0 Then
		
			if coef4(4) &gt;= 0 Then
	
				oGraf.SubTitle.String = coef4(0) &amp; " x⁴ + " &amp; coef4(1) &amp; " x³ + " &amp; coef4(2) &amp; " x² + " &amp; coef4(3) &amp; " x + " &amp; coef4(4)
		
			Else: oGraf.SubTitle.String = coef4(0) &amp; " x⁴ + " &amp; coef4(1) &amp; " x³ + " &amp; coef4(2) &amp; " x² +" &amp; coef4(3) &amp; " x " &amp; coef4(4)
			
			End if
		
		Elseif coef4(3) &lt; 0 Then
		
			if coef4(4) &gt;= 0 Then
	
				oGraf.SubTitle.String = coef4(0) &amp; " x⁴ + " &amp; coef4(1) &amp; " x³ + " &amp; coef4(2) &amp; " x² " &amp; coef4(3) &amp; " x + " &amp; coef4(4)
		
			Else: oGraf.SubTitle.String = coef4(0) &amp; " x⁴ + " &amp; coef4(1) &amp; " x³ + " &amp; coef4(2) &amp; " x² " &amp; coef4(3) &amp; " x " &amp; coef4(4)
			
			End if
		
		End if
			
	Elseif coef4(2) &lt; 0 Then
	
		if coef4(3) &gt;= 0 Then
		
			if coef4(4) &gt;= 0 Then
	
				oGraf.SubTitle.String = coef4(0) &amp; " x⁴ + " &amp; coef4(1) &amp; " x³ " &amp; coef4(2) &amp; " x² + " &amp; coef4(3) &amp; " x + " &amp; coef4(4)
		
			Else: oGraf.SubTitle.String = coef4(0) &amp; " x⁴ + " &amp; coef4(1) &amp; " x³ " &amp; coef4(2) &amp; " x² +" &amp; coef4(3) &amp; " x " &amp; coef4(4)
			
			End if
		
		Elseif coef4(3) &lt; 0 Then
		
			if coef4(4) &gt;= 0 Then
	
				oGraf.SubTitle.String = coef4(0) &amp; " x⁴ + " &amp; coef4(1) &amp; " x³ " &amp; coef4(2) &amp; " x² " &amp; coef4(3) &amp; " x + " &amp; coef4(4)
		
			Else: oGraf.SubTitle.String = coef4(0) &amp; " x⁴ + " &amp; coef4(1) &amp; " x³ " &amp; coef4(2) &amp; " x² " &amp; coef4(3) &amp; " x " &amp; coef4(4)
			
			End if
		
		End if
	
	End if

Elseif coef4(1) &lt; 0 Then

	if coef4(2) &gt;= 0 Then
	
		if coef4(3) &gt;= 0 Then
		
			if coef4(4) &gt;= 0 Then
	
				oGraf.SubTitle.String = coef4(0) &amp; " x⁴ " &amp; coef4(1) &amp; " x³ + " &amp; coef4(2) &amp; " x² + " &amp; coef4(3) &amp; " x + " &amp; coef4(4)
		
			Else: oGraf.SubTitle.String = coef4(0) &amp; " x⁴ " &amp; coef4(1) &amp; " x³ + " &amp; coef4(2) &amp; " x² +" &amp; coef4(3) &amp; " x " &amp; coef4(4)
			
			End if
		
		Elseif coef4(3) &lt; 0 Then
		
			if coef4(4) &gt;= 0 Then
	
				oGraf.SubTitle.String = coef4(0) &amp; " x⁴ " &amp; coef4(1) &amp; " x³ + " &amp; coef4(2) &amp; " x² " &amp; coef4(3) &amp; " x + " &amp; coef4(4)
		
			Else: oGraf.SubTitle.String = coef4(0) &amp; " x⁴ " &amp; coef4(1) &amp; " x³ + " &amp; coef4(2) &amp; " x² " &amp; coef4(3) &amp; " x " &amp; coef4(4)
			
			End if
		
		End if
			
	Elseif coef4(2) &lt; 0 Then
	
		if coef4(3) &gt;= 0 Then
		
			if coef4(4) &gt;= 0 Then
	
				oGraf.SubTitle.String = coef4(0) &amp; " x⁴ " &amp; coef4(1) &amp; " x³ " &amp; coef4(2) &amp; " x² + " &amp; coef4(3) &amp; " x + " &amp; coef4(4)
		
			Else: oGraf.SubTitle.String = coef4(0) &amp; " x⁴ " &amp; coef4(1) &amp; " x³ " &amp; coef4(2) &amp; " x² +" &amp; coef4(3) &amp; " x " &amp; coef4(4)
			
			End if
		
		Elseif coef4(3) &lt; 0 Then
		
			if coef4(4) &gt;= 0 Then
	
				oGraf.SubTitle.String = coef4(0) &amp; " x⁴ " &amp; coef4(1) &amp; " x³ " &amp; coef4(2) &amp; " x² " &amp; coef4(3) &amp; " x + " &amp; coef4(4)
		
			Else: oGraf.SubTitle.String = coef4(0) &amp; " x⁴ " &amp; coef4(1) &amp; " x³ " &amp; coef4(2) &amp; " x² " &amp; coef4(3) &amp; " x " &amp; coef4(4)
			
			End if
		
		End if
	
	End if

End if

'oGraf.SubTitle.String = coef2(0) &amp; " x² " &amp; coef2(1) &amp; " x " &amp; coef2(2)
oGraf.Diagram.SplineType = 1

    
'Apaga matrizes e coeficientes

Range("D3:J19").Select
Selection.ClearContents

Range("A1").Select

'---------------------------------------------------------------------------------------------------------------------------------------

'RESULTADOS

Sheets("Resultados").Select

'Encontra a primeira célula vazia

Range("A4").Select

Do Until Selection.Value = ""

    Selection.Offset(1, 0).Select

Loop

'Preenche a coluna "Teste"

Selection.Value = Selection.Offset(-1, 0) + 1

'Preenche a coluna "Profundidade"

Selection.Offset(0, 1) = profundidade

'Preenche a coluna "Eficiencia de remoção"

Selection.Offset(0, 2) = eficiencia

'Preenche a coluna "Quantidade de curvas"

Selection.Offset(0, 3) = qnt_curvas

'Preenche a coluna "Eficiência das curvas"

For i = 0 To (qnt_curvas - 1)

  If i &lt; (qnt_curvas - 1) Then
  
  Selection.Offset(0, 4) = Selection.Offset(0, 4) &amp; ef_curvas(i) &amp; " ; "
  
  Else: Selection.Offset(0, 4) = Selection.Offset(0, 4) &amp; ef_curvas(i)
  
  End If

Next i

'Preenche a coluna "Rt - 2º Grau"

Selection.Offset(0, 5) = rt_final2

'Preenche a coluna "Vs - 2º Grau"

Selection.Offset(0, 6) = vs_final2

'Preenche a coluna "Vs corrigida - 2º Grau"

Selection.Offset(0, 7) = vs_final2 / 1.5

'Preenche a coluna "Rt - 3º Grau"

Selection.Offset(0, 8) = rt_final3

'Preenche a coluna "Vs - 3º Grau"

Selection.Offset(0, 9) = vs_final3

'Preenche a coluna "Vs corrigida - 3º Grau"

Selection.Offset(0, 10) = vs_final3 / 1.5

'Preenche a coluna "Rt - 4º Grau"

Selection.Offset(0, 11) = rt_final4

'Preenche a coluna "Vs - 4º Grau"

Selection.Offset(0, 12) = vs_final4

'Preenche a coluna "Vs corrigida - 4º Grau"

Selection.Offset(0, 13) = vs_final4 / 1.5

End Sub


Sub LimparHistorico ()

Dim resposta As VbMsgBoxResult


resposta = MsgBox("Deseja realmente apagar histórico ?", vbQuestion + vbYesNo)

If resposta = vbYes Then

    Range("A4:N1000").Select
    Selection.ClearContents
    
    Range("A1").Select
    
    MsgBox "Histórico apagado com sucesso", 64
    
Else: Exit Sub

End If

End sub
</script:module>
</file>

<file path=Basic/Library1/script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>
  <library:element library:name="Module1"/>
</library:library>
</file>

<file path=Basic/Standard/ensaio_sedimentacao.xml><?xml version="1.0" encoding="utf-8"?>
<!DOCTYPE module  PUBLIC '-//OpenOffice.org//DTD OfficeDocument 1.0//EN'  'module.dtd'>
<script:module xmlns:script="http://openoffice.org/2000/script" script:name="ensaio_sedimentacao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nsaio_sedimentaca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Dialogs/Library1/dialog-lb.xml><?xml version="1.0" encoding="utf-8"?>
<!DOCTYPE library  PUBLIC '-//OpenOffice.org//DTD OfficeDocument 1.0//EN'  'library.dtd'>
<library:library xmlns:library="http://openoffice.org/2000/library" library:name="Library1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rary1" library:link="false"/>
</library:libraries>
</file>

<file path=Grau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2º Grau</text:p>
        </chart:title>
        <chart:subtitle svg:x="4.307cm" svg:y="1.395cm" chart:style-name="ch3">
          <text:p>1,82228273139788 x² -29,6849996594859 x + 160,330443465647</text:p>
        </chart:subtitle>
        <chart:plot-area chart:style-name="ch4" table:cell-range-address="2º_Grau.R3:2º_Grau.S14" chart:data-source-has-labels="both" svg:x="0.4cm" svg:y="2.318cm" svg:width="19.2cm" svg:height="9.442cm">
          <chartooo:coordinate-region svg:x="1.021cm" svg:y="2.517cm" svg:width="18.206cm" svg:height="8.596cm"/>
          <chart:axis chart:dimension="x" chart:name="primary-x" chart:style-name="ch5" chartooo:axis-type="auto">
            <chart:categories table:cell-range-address="2º_Grau.R4:2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º_Grau.S4:2º_Grau.S14" chart:label-cell-address="2º_Grau.S3:2º_Grau.S3" chart:class="chart:scatter">
            <chart:domain table:cell-range-address="2º_Grau.R4:2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2º_Grau.S3:2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2º_Grau.R4:2º_Grau.R14</svg:desc>
                </draw:g>
              </table:table-cell>
              <table:table-cell office:value-type="float" office:value="40.7703477735025">
                <text:p>40.7703477735025</text:p>
                <draw:g>
                  <svg:desc>2º_Grau.S4:2º_Grau.S14</svg:desc>
                </draw:g>
              </table:table-cell>
            </table:table-row>
            <table:table-row>
              <table:table-cell office:value-type="float" office:value="5.72726752066589">
                <text:p>5.72726752066589</text:p>
              </table:table-cell>
              <table:table-cell office:value-type="float" office:value="50.0902860126746">
                <text:p>50.0902860126746</text:p>
              </table:table-cell>
            </table:table-row>
            <table:table-row>
              <table:table-cell office:value-type="float" office:value="4.66667012345935">
                <text:p>4.66667012345935</text:p>
              </table:table-cell>
              <table:table-cell office:value-type="float" office:value="61.4856696055435">
                <text:p>61.4856696055435</text:p>
              </table:table-cell>
            </table:table-row>
            <table:table-row>
              <table:table-cell office:value-type="float" office:value="3.69210320659164">
                <text:p>3.69210320659164</text:p>
              </table:table-cell>
              <table:table-cell office:value-type="float" office:value="75.571037856449">
                <text:p>75.571037856449</text:p>
              </table:table-cell>
            </table:table-row>
            <table:table-row>
              <table:table-cell office:value-type="float" office:value="3.16402294971313">
                <text:p>3.16402294971313</text:p>
              </table:table-cell>
              <table:table-cell office:value-type="float" office:value="84.6493708308265">
                <text:p>84.6493708308265</text:p>
              </table:table-cell>
            </table:table-row>
            <table:table-row>
              <table:table-cell office:value-type="float" office:value="2.87751294971125">
                <text:p>2.87751294971125</text:p>
              </table:table-cell>
              <table:table-cell office:value-type="float" office:value="90.0001207455416">
                <text:p>90.0001207455416</text:p>
              </table:table-cell>
            </table:table-row>
            <table:table-row>
              <table:table-cell office:value-type="float" office:value="2.38010863873653">
                <text:p>2.38010863873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u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3º Grau</text:p>
        </chart:title>
        <chart:subtitle svg:x="2.058cm" svg:y="1.395cm" chart:style-name="ch3">
          <text:p>-0,229933831883623 x³ + 5,65358096928899 x² -48,4329858515698 x + 186,348925368383</text:p>
        </chart:subtitle>
        <chart:plot-area chart:style-name="ch4" table:cell-range-address="3º_Grau.R3:3º_Grau.S14" chart:data-source-has-labels="both" svg:x="0.4cm" svg:y="2.318cm" svg:width="19.2cm" svg:height="9.442cm">
          <chartooo:coordinate-region svg:x="1.021cm" svg:y="2.517cm" svg:width="18.206cm" svg:height="8.596cm"/>
          <chart:axis chart:dimension="x" chart:name="primary-x" chart:style-name="ch5" chartooo:axis-type="auto">
            <chart:categories table:cell-range-address="3º_Grau.R4:3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º_Grau.S4:3º_Grau.S14" chart:label-cell-address="3º_Grau.S3:3º_Grau.S3" chart:class="chart:scatter">
            <chart:domain table:cell-range-address="3º_Grau.R4:3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3º_Grau.S3:3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3º_Grau.R4:3º_Grau.R14</svg:desc>
                </draw:g>
              </table:table-cell>
              <table:table-cell office:value-type="float" office:value="40.7703477735021">
                <text:p>40.7703477735021</text:p>
                <draw:g>
                  <svg:desc>3º_Grau.S4:3º_Grau.S14</svg:desc>
                </draw:g>
              </table:table-cell>
            </table:table-row>
            <table:table-row>
              <table:table-cell office:value-type="float" office:value="5.72726752066589">
                <text:p>5.72726752066589</text:p>
              </table:table-cell>
              <table:table-cell office:value-type="float" office:value="51.2105476017147">
                <text:p>51.2105476017147</text:p>
              </table:table-cell>
            </table:table-row>
            <table:table-row>
              <table:table-cell office:value-type="float" office:value="4.66667012345935">
                <text:p>4.66667012345935</text:p>
              </table:table-cell>
              <table:table-cell office:value-type="float" office:value="60.0826276037645">
                <text:p>60.0826276037645</text:p>
              </table:table-cell>
            </table:table-row>
            <table:table-row>
              <table:table-cell office:value-type="float" office:value="3.69210320659164">
                <text:p>3.69210320659164</text:p>
              </table:table-cell>
              <table:table-cell office:value-type="float" office:value="73.0244198429799">
                <text:p>73.0244198429799</text:p>
              </table:table-cell>
            </table:table-row>
            <table:table-row>
              <table:table-cell office:value-type="float" office:value="3.16402294971313">
                <text:p>3.16402294971313</text:p>
              </table:table-cell>
              <table:table-cell office:value-type="float" office:value="82.4208868928452">
                <text:p>82.4208868928452</text:p>
              </table:table-cell>
            </table:table-row>
            <table:table-row>
              <table:table-cell office:value-type="float" office:value="2.80058294971075">
                <text:p>2.80058294971075</text:p>
              </table:table-cell>
              <table:table-cell office:value-type="float" office:value="90.0002031769234">
                <text:p>90.0002031769234</text:p>
              </table:table-cell>
            </table:table-row>
            <table:table-row>
              <table:table-cell office:value-type="float" office:value="2.38010863873653">
                <text:p>2.38010863873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u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cm" svg:height="12cm" xlink:href=".." xlink:type="simple" chart:class="chart:scatter" chart:style-name="ch1">
        <chart:title svg:x="6.914cm" svg:y="0.376cm" chart:style-name="ch2">
          <text:p>Equação Polinomial de 4º Grau</text:p>
        </chart:title>
        <chart:subtitle svg:x="-0.111cm" svg:y="1.395cm" chart:style-name="ch3">
          <text:p>-5,75161099014006E-02 x⁴ + 1,15593512495015 x³ -6,20297705896451 x² -6,5713354082377 x + 137,039999198209</text:p>
        </chart:subtitle>
        <chart:plot-area chart:style-name="ch4" table:cell-range-address="3º_Grau.R3:3º_Grau.S14" chart:data-source-has-labels="both" svg:x="0.4cm" svg:y="2.318cm" svg:width="19.2cm" svg:height="9.442cm">
          <chartooo:coordinate-region svg:x="1.021cm" svg:y="2.517cm" svg:width="18.206cm" svg:height="8.596cm"/>
          <chart:axis chart:dimension="x" chart:name="primary-x" chart:style-name="ch5" chartooo:axis-type="auto">
            <chart:categories table:cell-range-address="3º_Grau.R4:3º_Grau.R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º_Grau.S4:3º_Grau.S14" chart:label-cell-address="3º_Grau.S3:3º_Grau.S3" chart:class="chart:scatter">
            <chart:domain table:cell-range-address="3º_Grau.R4:3º_Grau.R1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(%)</text:p>
                <draw:g>
                  <svg:desc>3º_Grau.S3:3º_Grau.S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3º_Grau.R4:3º_Grau.R14</svg:desc>
                </draw:g>
              </table:table-cell>
              <table:table-cell office:value-type="float" office:value="40.7703477735021">
                <text:p>40.7703477735021</text:p>
                <draw:g>
                  <svg:desc>3º_Grau.S4:3º_Grau.S14</svg:desc>
                </draw:g>
              </table:table-cell>
            </table:table-row>
            <table:table-row>
              <table:table-cell office:value-type="float" office:value="5.72726752066589">
                <text:p>5.72726752066589</text:p>
              </table:table-cell>
              <table:table-cell office:value-type="float" office:value="51.2105476017147">
                <text:p>51.2105476017147</text:p>
              </table:table-cell>
            </table:table-row>
            <table:table-row>
              <table:table-cell office:value-type="float" office:value="4.66667012345935">
                <text:p>4.66667012345935</text:p>
              </table:table-cell>
              <table:table-cell office:value-type="float" office:value="60.0826276037645">
                <text:p>60.0826276037645</text:p>
              </table:table-cell>
            </table:table-row>
            <table:table-row>
              <table:table-cell office:value-type="float" office:value="3.69210320659164">
                <text:p>3.69210320659164</text:p>
              </table:table-cell>
              <table:table-cell office:value-type="float" office:value="73.0244198429799">
                <text:p>73.0244198429799</text:p>
              </table:table-cell>
            </table:table-row>
            <table:table-row>
              <table:table-cell office:value-type="float" office:value="3.16402294971313">
                <text:p>3.16402294971313</text:p>
              </table:table-cell>
              <table:table-cell office:value-type="float" office:value="82.4208868928452">
                <text:p>82.4208868928452</text:p>
              </table:table-cell>
            </table:table-row>
            <table:table-row>
              <table:table-cell office:value-type="float" office:value="2.80058294971075">
                <text:p>2.80058294971075</text:p>
              </table:table-cell>
              <table:table-cell office:value-type="float" office:value="90.0002031769234">
                <text:p>90.0002031769234</text:p>
              </table:table-cell>
            </table:table-row>
            <table:table-row>
              <table:table-cell office:value-type="float" office:value="2.38010863873653">
                <text:p>2.380108638736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u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Grau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title svg:x="5.641cm" svg:y="0.315cm" chart:style-name="ch2">
          <text:p>Curvas de Isoeficiência</text:p>
        </chart:title>
        <chart:legend chart:legend-position="end" svg:x="13.016cm" svg:y="1.959cm" style:legend-expansion="high" chart:style-name="ch3"/>
        <chart:plot-area chart:style-name="ch4" table:cell-range-address="Gráfico.A3:Gráfico.B6 Gráfico.A1:Gráfico.A1 Gráfico.D1:Gráfico.D1 Gráfico.E3:Gráfico.E6 Gráfico.G1:Gráfico.G1 Gráfico.H3:Gráfico.H6 Gráfico.J1:Gráfico.J1 Gráfico.K3:Gráfico.K6 Gráfico.M1:Gráfico.M1 Gráfico.N3:Gráfico.N6 Gráfico.P1:Gráfico.P1 Gráfico.Q3:Gráfico.Q6 Gráfico.S1:Gráfico.S1 Gráfico.T3:Gráfico.T6 Gráfico.V1:Gráfico.V1 Gráfico.W3:Gráfico.W6 Gráfico.Y1:Gráfico.Y1 Gráfico.Z3:Gráfico.Z6 Gráfico.AB1:Gráfico.AB1 Gráfico.AC3:Gráfico.AC6" chart:data-source-has-labels="row" svg:x="0.32cm" svg:y="1.273cm" svg:width="12.376cm" svg:height="7.546cm">
          <chartooo:coordinate-region svg:x="0.941cm" svg:y="1.473cm" svg:width="11.38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Gráfico.B3:Gráfico.B6" chart:label-cell-address="Gráfico.A1:Gráfico.A1" chart:class="chart:scatter">
            <chart:domain table:cell-range-address="Gráfico.A3:Gráfico.A6"/>
            <chart:data-point chart:repeated="4"/>
          </chart:series>
          <chart:series chart:style-name="ch8" chart:values-cell-range-address="Gráfico.E3:Gráfico.E6" chart:label-cell-address="Gráfico.D1:Gráfico.D1" chart:class="chart:scatter">
            <chart:domain table:cell-range-address="Gráfico.D3:Gráfico.D6"/>
            <chart:data-point chart:repeated="4"/>
          </chart:series>
          <chart:series chart:style-name="ch9" chart:values-cell-range-address="Gráfico.H3:Gráfico.H6" chart:label-cell-address="Gráfico.G1:Gráfico.G1" chart:class="chart:scatter">
            <chart:domain table:cell-range-address="Gráfico.G3:Gráfico.G6"/>
            <chart:data-point chart:repeated="4"/>
          </chart:series>
          <chart:series chart:style-name="ch10" chart:values-cell-range-address="Gráfico.K3:Gráfico.K6" chart:label-cell-address="Gráfico.J1:Gráfico.J1" chart:class="chart:scatter">
            <chart:domain table:cell-range-address="Gráfico.J3:Gráfico.J6"/>
            <chart:data-point chart:repeated="4"/>
          </chart:series>
          <chart:series chart:style-name="ch11" chart:values-cell-range-address="Gráfico.N3:Gráfico.N6" chart:label-cell-address="Gráfico.M1:Gráfico.M1" chart:class="chart:scatter">
            <chart:domain table:cell-range-address="Gráfico.M3:Gráfico.M6"/>
            <chart:data-point chart:repeated="4"/>
          </chart:series>
          <chart:series chart:style-name="ch12" chart:values-cell-range-address="Gráfico.Q3:Gráfico.Q6" chart:label-cell-address="Gráfico.P1:Gráfico.P1" chart:class="chart:scatter">
            <chart:domain table:cell-range-address="Gráfico.P3:Gráfico.P6"/>
            <chart:data-point chart:repeated="4"/>
          </chart:series>
          <chart:series chart:style-name="ch13" chart:values-cell-range-address="Gráfico.T3:Gráfico.T6" chart:label-cell-address="Gráfico.S1:Gráfico.S1" chart:class="chart:scatter">
            <chart:domain table:cell-range-address="Gráfico.S3:Gráfico.S6"/>
            <chart:data-point chart:repeated="4"/>
          </chart:series>
          <chart:series chart:style-name="ch14" chart:values-cell-range-address="Gráfico.W3:Gráfico.W6" chart:label-cell-address="Gráfico.V1:Gráfico.V1" chart:class="chart:scatter">
            <chart:domain table:cell-range-address="Gráfico.V3:Gráfico.V6"/>
            <chart:data-point chart:repeated="4"/>
          </chart:series>
          <chart:series chart:style-name="ch15" chart:values-cell-range-address="Gráfico.Z3:Gráfico.Z6" chart:label-cell-address="Gráfico.Y1:Gráfico.Y1" chart:class="chart:scatter">
            <chart:domain table:cell-range-address="Gráfico.Y3:Gráfico.Y6"/>
            <chart:data-point chart:repeated="4"/>
          </chart:series>
          <chart:series chart:style-name="ch16" chart:values-cell-range-address="Gráfico.AC3:Gráfico.AC6" chart:label-cell-address="Gráfico.AB1:Gráfico.AB1" chart:class="chart:scatter">
            <chart:domain table:cell-range-address="Gráfico.AB3:Gráfico.AB6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urva 30</text:p>
                <draw:g>
                  <svg:desc>Gráfico.A1:Gráfico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urva 40</text:p>
                <draw:g>
                  <svg:desc>Gráfico.D1:Gráfico.D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Curva 50</text:p>
                <draw:g>
                  <svg:desc>Gráfico.G1:Gráfico.G1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Curva 60</text:p>
                <draw:g>
                  <svg:desc>Gráfico.J1:Gráfico.J1</svg:desc>
                </draw:g>
              </table:table-cell>
              <table:table-cell office:value-type="string">
                <text:p>Coluna M</text:p>
              </table:table-cell>
              <table:table-cell office:value-type="string">
                <text:p>Curva 70</text:p>
                <draw:g>
                  <svg:desc>Gráfico.M1:Gráfico.M1</svg:desc>
                </draw:g>
              </table:table-cell>
              <table:table-cell office:value-type="string">
                <text:p>Coluna P</text:p>
              </table:table-cell>
              <table:table-cell office:value-type="string">
                <text:p>Curva 85</text:p>
                <draw:g>
                  <svg:desc>Gráfico.P1:Gráfico.P1</svg:desc>
                </draw:g>
              </table:table-cell>
              <table:table-cell office:value-type="string">
                <text:p>Coluna S</text:p>
              </table:table-cell>
              <table:table-cell office:value-type="string">
                <text:p/>
                <draw:g>
                  <svg:desc>Gráfico.S1:Gráfico.S1</svg:desc>
                </draw:g>
              </table:table-cell>
              <table:table-cell office:value-type="string">
                <text:p>Coluna V</text:p>
              </table:table-cell>
              <table:table-cell office:value-type="string">
                <text:p/>
                <draw:g>
                  <svg:desc>Gráfico.V1:Gráfico.V1</svg:desc>
                </draw:g>
              </table:table-cell>
              <table:table-cell office:value-type="string">
                <text:p>Coluna Y</text:p>
              </table:table-cell>
              <table:table-cell office:value-type="string">
                <text:p/>
                <draw:g>
                  <svg:desc>Gráfico.Y1:Gráfico.Y1</svg:desc>
                </draw:g>
              </table:table-cell>
              <table:table-cell office:value-type="string">
                <text:p>Coluna AB</text:p>
              </table:table-cell>
              <table:table-cell office:value-type="string">
                <text:p/>
                <draw:g>
                  <svg:desc>Gráfico.AB1:Gráfico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áfico.A3:Gráfico.A6</svg:desc>
                </draw:g>
              </table:table-cell>
              <table:table-cell office:value-type="float" office:value="90">
                <text:p>90</text:p>
                <draw:g>
                  <svg:desc>Gráfico.B3:Gráfico.B6</svg:desc>
                </draw:g>
              </table:table-cell>
              <table:table-cell office:value-type="float" office:value="0">
                <text:p>0</text:p>
                <draw:g>
                  <svg:desc>Gráfico.D3:Gráfico.D6</svg:desc>
                </draw:g>
              </table:table-cell>
              <table:table-cell office:value-type="float" office:value="90">
                <text:p>90</text:p>
                <draw:g>
                  <svg:desc>Gráfico.E3:Gráfico.E6</svg:desc>
                </draw:g>
              </table:table-cell>
              <table:table-cell office:value-type="float" office:value="0">
                <text:p>0</text:p>
                <draw:g>
                  <svg:desc>Gráfico.G3:Gráfico.G6</svg:desc>
                </draw:g>
              </table:table-cell>
              <table:table-cell office:value-type="float" office:value="90">
                <text:p>90</text:p>
                <draw:g>
                  <svg:desc>Gráfico.H3:Gráfico.H6</svg:desc>
                </draw:g>
              </table:table-cell>
              <table:table-cell office:value-type="float" office:value="0">
                <text:p>0</text:p>
                <draw:g>
                  <svg:desc>Gráfico.J3:Gráfico.J6</svg:desc>
                </draw:g>
              </table:table-cell>
              <table:table-cell office:value-type="float" office:value="90">
                <text:p>90</text:p>
                <draw:g>
                  <svg:desc>Gráfico.K3:Gráfico.K6</svg:desc>
                </draw:g>
              </table:table-cell>
              <table:table-cell office:value-type="float" office:value="0">
                <text:p>0</text:p>
                <draw:g>
                  <svg:desc>Gráfico.M3:Gráfico.M6</svg:desc>
                </draw:g>
              </table:table-cell>
              <table:table-cell office:value-type="float" office:value="90">
                <text:p>90</text:p>
                <draw:g>
                  <svg:desc>Gráfico.N3:Gráfico.N6</svg:desc>
                </draw:g>
              </table:table-cell>
              <table:table-cell office:value-type="float" office:value="0">
                <text:p>0</text:p>
                <draw:g>
                  <svg:desc>Gráfico.P3:Gráfico.P6</svg:desc>
                </draw:g>
              </table:table-cell>
              <table:table-cell office:value-type="float" office:value="90">
                <text:p>90</text:p>
                <draw:g>
                  <svg:desc>Gráfico.Q3:Gráfico.Q6</svg:desc>
                </draw:g>
              </table:table-cell>
              <table:table-cell office:value-type="float" office:value="NaN">
                <text:p>NaN</text:p>
                <draw:g>
                  <svg:desc>Gráfico.S3:Gráfico.S6</svg:desc>
                </draw:g>
              </table:table-cell>
              <table:table-cell office:value-type="float" office:value="NaN">
                <text:p>NaN</text:p>
                <draw:g>
                  <svg:desc>Gráfico.T3:Gráfico.T6</svg:desc>
                </draw:g>
              </table:table-cell>
              <table:table-cell office:value-type="float" office:value="NaN">
                <text:p>NaN</text:p>
                <draw:g>
                  <svg:desc>Gráfico.V3:Gráfico.V6</svg:desc>
                </draw:g>
              </table:table-cell>
              <table:table-cell office:value-type="float" office:value="NaN">
                <text:p>NaN</text:p>
                <draw:g>
                  <svg:desc>Gráfico.W3:Gráfico.W6</svg:desc>
                </draw:g>
              </table:table-cell>
              <table:table-cell office:value-type="float" office:value="NaN">
                <text:p>NaN</text:p>
                <draw:g>
                  <svg:desc>Gráfico.Y3:Gráfico.Y6</svg:desc>
                </draw:g>
              </table:table-cell>
              <table:table-cell office:value-type="float" office:value="NaN">
                <text:p>NaN</text:p>
                <draw:g>
                  <svg:desc>Gráfico.Z3:Gráfico.Z6</svg:desc>
                </draw:g>
              </table:table-cell>
              <table:table-cell office:value-type="float" office:value="NaN">
                <text:p>NaN</text:p>
                <draw:g>
                  <svg:desc>Gráfico.AB3:Gráfico.AB6</svg:desc>
                </draw:g>
              </table:table-cell>
              <table:table-cell office:value-type="float" office:value="NaN">
                <text:p>NaN</text:p>
                <draw:g>
                  <svg:desc>Gráfico.AC3:Gráfico.A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6">
                <text:p>12.86</text:p>
              </table:table-cell>
              <table:table-cell office:value-type="float" office:value="60">
                <text:p>60</text:p>
              </table:table-cell>
              <table:table-cell office:value-type="float" office:value="21.3">
                <text:p>21.3</text:p>
              </table:table-cell>
              <table:table-cell office:value-type="float" office:value="60">
                <text:p>60</text:p>
              </table:table-cell>
              <table:table-cell office:value-type="float" office:value="25.8455">
                <text:p>25.8455</text:p>
              </table:table-cell>
              <table:table-cell office:value-type="float" office:value="60">
                <text:p>60</text:p>
              </table:table-cell>
              <table:table-cell office:value-type="float" office:value="31.4333">
                <text:p>31.4333</text:p>
              </table:table-cell>
              <table:table-cell office:value-type="float" office:value="60">
                <text:p>60</text:p>
              </table:table-cell>
              <table:table-cell office:value-type="float" office:value="43.2705">
                <text:p>43.2705</text:p>
              </table:table-cell>
              <table:table-cell office:value-type="float" office:value="60">
                <text:p>60</text:p>
              </table:table-cell>
              <table:table-cell office:value-type="float" office:value="55.4705">
                <text:p>55.470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4034">
                <text:p>18.4034</text:p>
              </table:table-cell>
              <table:table-cell office:value-type="float" office:value="30">
                <text:p>30</text:p>
              </table:table-cell>
              <table:table-cell office:value-type="float" office:value="26.3286">
                <text:p>26.3286</text:p>
              </table:table-cell>
              <table:table-cell office:value-type="float" office:value="30">
                <text:p>30</text:p>
              </table:table-cell>
              <table:table-cell office:value-type="float" office:value="36.075">
                <text:p>36.075</text:p>
              </table:table-cell>
              <table:table-cell office:value-type="float" office:value="30">
                <text:p>30</text:p>
              </table:table-cell>
              <table:table-cell office:value-type="float" office:value="44.0688">
                <text:p>44.0688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8.75">
                <text:p>68.7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1.4286">
                <text:p>31.4286</text:p>
              </table:table-cell>
              <table:table-cell office:value-type="float" office:value="0">
                <text:p>0</text:p>
              </table:table-cell>
              <table:table-cell office:value-type="float" office:value="38.5714">
                <text:p>38.5714</text:p>
              </table:table-cell>
              <table:table-cell office:value-type="float" office:value="0">
                <text:p>0</text:p>
              </table:table-cell>
              <table:table-cell office:value-type="float" office:value="48.7527">
                <text:p>48.7527</text:p>
              </table:table-cell>
              <table:table-cell office:value-type="float" office:value="0">
                <text:p>0</text:p>
              </table:table-cell>
              <table:table-cell office:value-type="float" office:value="56.8896">
                <text:p>56.8896</text:p>
              </table:table-cell>
              <table:table-cell office:value-type="float" office:value="0">
                <text:p>0</text:p>
              </table:table-cell>
              <table:table-cell office:value-type="float" office:value="75.6268">
                <text:p>75.62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